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185cm" fo:margin-left="0cm" table:align="left" style:writing-mode="lr-tb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4.595cm"/>
    </style:style>
    <style:style style:name="Table2.D" style:family="table-column">
      <style:table-column-properties style:column-width="6.98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ddddd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dddddd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Table2.2" style:family="table-row">
      <style:table-row-properties style:min-row-height="0.699cm" fo:keep-together="auto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9" style:family="table">
      <style:table-properties style:width="17.604cm" fo:margin-left="-0.325cm" fo:margin-top="0cm" fo:margin-bottom="0cm" table:align="left" style:writing-mode="lr-tb"/>
    </style:style>
    <style:style style:name="Tabela39.A" style:family="table-column">
      <style:table-column-properties style:column-width="8.775cm"/>
    </style:style>
    <style:style style:name="Tabela39.B" style:family="table-column">
      <style:table-column-properties style:column-width="8.828cm"/>
    </style:style>
    <style:style style:name="Tabela39.1" style:family="table-row">
      <style:table-row-properties style:min-row-height="0.908cm" fo:keep-together="auto"/>
    </style:style>
    <style:style style:name="Tabela39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39.2" style:family="table-row">
      <style:table-row-properties style:min-row-height="0.79cm" fo:keep-together="auto"/>
    </style:style>
    <style:style style:name="Tabela39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39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39.4" style:family="table-row">
      <style:table-row-properties style:min-row-height="0.445cm" fo:keep-together="auto"/>
    </style:style>
    <style:style style:name="Tabela39.5" style:family="table-row">
      <style:table-row-properties style:min-row-height="0.45cm" fo:keep-together="auto"/>
    </style:style>
    <style:style style:name="Tabela39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2" style:family="table">
      <style:table-properties style:width="17.604cm" fo:margin-left="-0.325cm" fo:margin-top="0cm" fo:margin-bottom="0cm" table:align="left" style:writing-mode="lr-tb"/>
    </style:style>
    <style:style style:name="Tabela2.A" style:family="table-column">
      <style:table-column-properties style:column-width="8.775cm"/>
    </style:style>
    <style:style style:name="Tabela2.B" style:family="table-column">
      <style:table-column-properties style:column-width="8.828cm"/>
    </style:style>
    <style:style style:name="Tabela2.1" style:family="table-row">
      <style:table-row-properties style:min-row-height="0.908cm" fo:keep-together="auto"/>
    </style:style>
    <style:style style:name="Tabela2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2.2" style:family="table-row">
      <style:table-row-properties style:min-row-height="0.79cm" fo:keep-together="auto"/>
    </style:style>
    <style:style style:name="Tabela2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2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2.4" style:family="table-row">
      <style:table-row-properties style:min-row-height="0.445cm" fo:keep-together="auto"/>
    </style:style>
    <style:style style:name="Tabela2.5" style:family="table-row">
      <style:table-row-properties style:min-row-height="0.45cm" fo:keep-together="auto"/>
    </style:style>
    <style:style style:name="Tabela2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3" style:family="table">
      <style:table-properties style:width="17.639cm" fo:margin-left="-0.36cm" fo:margin-top="0cm" fo:margin-bottom="0cm" table:align="left" style:writing-mode="lr-tb"/>
    </style:style>
    <style:style style:name="Tabela3.A" style:family="table-column">
      <style:table-column-properties style:column-width="8.819cm"/>
    </style:style>
    <style:style style:name="Tabela3.1" style:family="table-row">
      <style:table-row-properties style:min-row-height="0.908cm" fo:keep-together="auto"/>
    </style:style>
    <style:style style:name="Tabela3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3.2" style:family="table-row">
      <style:table-row-properties style:min-row-height="0.79cm" fo:keep-together="auto"/>
    </style:style>
    <style:style style:name="Tabela3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3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3.4" style:family="table-row">
      <style:table-row-properties style:min-row-height="0.445cm" fo:keep-together="auto"/>
    </style:style>
    <style:style style:name="Tabela3.5" style:family="table-row">
      <style:table-row-properties style:min-row-height="0.45cm" fo:keep-together="auto"/>
    </style:style>
    <style:style style:name="Tabela3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4" style:family="table">
      <style:table-properties style:width="17.639cm" fo:margin-left="-0.36cm" fo:margin-top="0cm" fo:margin-bottom="0cm" table:align="left" style:writing-mode="lr-tb"/>
    </style:style>
    <style:style style:name="Tabela4.A" style:family="table-column">
      <style:table-column-properties style:column-width="8.819cm"/>
    </style:style>
    <style:style style:name="Tabela4.1" style:family="table-row">
      <style:table-row-properties style:min-row-height="0.908cm" fo:keep-together="auto"/>
    </style:style>
    <style:style style:name="Tabela4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4.2" style:family="table-row">
      <style:table-row-properties style:min-row-height="0.79cm" fo:keep-together="auto"/>
    </style:style>
    <style:style style:name="Tabela4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4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4.4" style:family="table-row">
      <style:table-row-properties style:min-row-height="0.445cm" fo:keep-together="auto"/>
    </style:style>
    <style:style style:name="Tabela4.5" style:family="table-row">
      <style:table-row-properties style:min-row-height="10.38cm" fo:keep-together="auto"/>
    </style:style>
    <style:style style:name="Tabela4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5" style:family="table">
      <style:table-properties style:width="17.639cm" fo:margin-left="-0.36cm" fo:margin-top="0cm" fo:margin-bottom="0cm" table:align="left" style:writing-mode="lr-tb"/>
    </style:style>
    <style:style style:name="Tabela5.A" style:family="table-column">
      <style:table-column-properties style:column-width="8.819cm"/>
    </style:style>
    <style:style style:name="Tabela5.1" style:family="table-row">
      <style:table-row-properties style:min-row-height="0.908cm" fo:keep-together="auto"/>
    </style:style>
    <style:style style:name="Tabela5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5.2" style:family="table-row">
      <style:table-row-properties style:min-row-height="0.79cm" fo:keep-together="auto"/>
    </style:style>
    <style:style style:name="Tabela5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5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5.4" style:family="table-row">
      <style:table-row-properties style:min-row-height="0.445cm" fo:keep-together="auto"/>
    </style:style>
    <style:style style:name="Tabela5.5" style:family="table-row">
      <style:table-row-properties style:min-row-height="0.45cm" fo:keep-together="auto"/>
    </style:style>
    <style:style style:name="Tabela5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6" style:family="table">
      <style:table-properties style:width="17.639cm" fo:margin-left="-0.36cm" fo:margin-top="0cm" fo:margin-bottom="0cm" table:align="left" style:writing-mode="lr-tb"/>
    </style:style>
    <style:style style:name="Tabela6.A" style:family="table-column">
      <style:table-column-properties style:column-width="8.819cm"/>
    </style:style>
    <style:style style:name="Tabela6.1" style:family="table-row">
      <style:table-row-properties style:min-row-height="0.908cm" fo:keep-together="auto"/>
    </style:style>
    <style:style style:name="Tabela6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6.2" style:family="table-row">
      <style:table-row-properties style:min-row-height="0.79cm" fo:keep-together="auto"/>
    </style:style>
    <style:style style:name="Tabela6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6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6.4" style:family="table-row">
      <style:table-row-properties style:min-row-height="0.445cm" fo:keep-together="auto"/>
    </style:style>
    <style:style style:name="Tabela6.5" style:family="table-row">
      <style:table-row-properties style:min-row-height="0.45cm" fo:keep-together="auto"/>
    </style:style>
    <style:style style:name="Tabela6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7" style:family="table">
      <style:table-properties style:width="17.639cm" fo:margin-left="-0.36cm" fo:margin-top="0cm" fo:margin-bottom="0cm" table:align="left" style:writing-mode="lr-tb"/>
    </style:style>
    <style:style style:name="Tabela7.A" style:family="table-column">
      <style:table-column-properties style:column-width="8.819cm"/>
    </style:style>
    <style:style style:name="Tabela7.1" style:family="table-row">
      <style:table-row-properties style:min-row-height="0.908cm" fo:keep-together="auto"/>
    </style:style>
    <style:style style:name="Tabela7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7.2" style:family="table-row">
      <style:table-row-properties style:min-row-height="0.79cm" fo:keep-together="auto"/>
    </style:style>
    <style:style style:name="Tabela7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7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7.4" style:family="table-row">
      <style:table-row-properties style:min-row-height="0.445cm" fo:keep-together="auto"/>
    </style:style>
    <style:style style:name="Tabela7.5" style:family="table-row">
      <style:table-row-properties style:min-row-height="0.45cm" fo:keep-together="auto"/>
    </style:style>
    <style:style style:name="Tabela7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8" style:family="table">
      <style:table-properties style:width="17.639cm" fo:margin-left="-0.36cm" fo:margin-top="0cm" fo:margin-bottom="0cm" table:align="left" style:writing-mode="lr-tb"/>
    </style:style>
    <style:style style:name="Tabela8.A" style:family="table-column">
      <style:table-column-properties style:column-width="8.819cm"/>
    </style:style>
    <style:style style:name="Tabela8.1" style:family="table-row">
      <style:table-row-properties style:min-row-height="0.908cm" fo:keep-together="auto"/>
    </style:style>
    <style:style style:name="Tabela8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8.2" style:family="table-row">
      <style:table-row-properties style:min-row-height="0.79cm" fo:keep-together="auto"/>
    </style:style>
    <style:style style:name="Tabela8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8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8.4" style:family="table-row">
      <style:table-row-properties style:min-row-height="0.445cm" fo:keep-together="auto"/>
    </style:style>
    <style:style style:name="Tabela8.5" style:family="table-row">
      <style:table-row-properties style:min-row-height="0.45cm" fo:keep-together="auto"/>
    </style:style>
    <style:style style:name="Tabela8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1" style:family="table">
      <style:table-properties style:width="17.639cm" fo:margin-left="-0.36cm" fo:margin-top="0cm" fo:margin-bottom="0cm" table:align="left" style:writing-mode="lr-tb"/>
    </style:style>
    <style:style style:name="Tabela1.A" style:family="table-column">
      <style:table-column-properties style:column-width="8.819cm"/>
    </style:style>
    <style:style style:name="Tabela1.1" style:family="table-row">
      <style:table-row-properties style:min-row-height="0.908cm" fo:keep-together="auto"/>
    </style:style>
    <style:style style:name="Tabela1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.2" style:family="table-row">
      <style:table-row-properties style:min-row-height="0.79cm" fo:keep-together="auto"/>
    </style:style>
    <style:style style:name="Tabela1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1.4" style:family="table-row">
      <style:table-row-properties style:min-row-height="0.445cm" fo:keep-together="auto"/>
    </style:style>
    <style:style style:name="Tabela1.5" style:family="table-row">
      <style:table-row-properties style:min-row-height="0.45cm" fo:keep-together="auto"/>
    </style:style>
    <style:style style:name="Tabela1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16" style:family="table">
      <style:table-properties style:width="17.639cm" fo:margin-left="-0.36cm" fo:margin-top="0cm" fo:margin-bottom="0cm" table:align="left" style:writing-mode="lr-tb"/>
    </style:style>
    <style:style style:name="Tabela16.A" style:family="table-column">
      <style:table-column-properties style:column-width="8.819cm"/>
    </style:style>
    <style:style style:name="Tabela16.1" style:family="table-row">
      <style:table-row-properties style:min-row-height="0.908cm" fo:keep-together="auto"/>
    </style:style>
    <style:style style:name="Tabela16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6.2" style:family="table-row">
      <style:table-row-properties style:min-row-height="0.79cm" fo:keep-together="auto"/>
    </style:style>
    <style:style style:name="Tabela16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6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16.4" style:family="table-row">
      <style:table-row-properties style:min-row-height="0.445cm" fo:keep-together="auto"/>
    </style:style>
    <style:style style:name="Tabela16.5" style:family="table-row">
      <style:table-row-properties style:min-row-height="0.45cm" fo:keep-together="auto"/>
    </style:style>
    <style:style style:name="Tabela16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17" style:family="table">
      <style:table-properties style:width="17.639cm" fo:margin-left="-0.36cm" fo:margin-top="0cm" fo:margin-bottom="0cm" table:align="left" style:writing-mode="lr-tb"/>
    </style:style>
    <style:style style:name="Tabela17.A" style:family="table-column">
      <style:table-column-properties style:column-width="8.819cm"/>
    </style:style>
    <style:style style:name="Tabela17.1" style:family="table-row">
      <style:table-row-properties style:min-row-height="0.908cm" fo:keep-together="auto"/>
    </style:style>
    <style:style style:name="Tabela17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7.2" style:family="table-row">
      <style:table-row-properties style:min-row-height="0.79cm" fo:keep-together="auto"/>
    </style:style>
    <style:style style:name="Tabela17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17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17.4" style:family="table-row">
      <style:table-row-properties style:min-row-height="0.445cm" fo:keep-together="auto"/>
    </style:style>
    <style:style style:name="Tabela17.5" style:family="table-row">
      <style:table-row-properties style:min-row-height="0.45cm" fo:keep-together="auto"/>
    </style:style>
    <style:style style:name="Tabela17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27" style:family="table">
      <style:table-properties style:width="17.639cm" fo:margin-left="-0.36cm" fo:margin-top="0cm" fo:margin-bottom="0cm" table:align="left" style:writing-mode="lr-tb"/>
    </style:style>
    <style:style style:name="Tabela27.A" style:family="table-column">
      <style:table-column-properties style:column-width="8.819cm"/>
    </style:style>
    <style:style style:name="Tabela27.1" style:family="table-row">
      <style:table-row-properties style:min-row-height="0.908cm" fo:keep-together="auto"/>
    </style:style>
    <style:style style:name="Tabela27.A1" style:family="table-cell">
      <style:table-cell-properties style:vertical-align="middle" fo:background-color="#dddddd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27.2" style:family="table-row">
      <style:table-row-properties style:min-row-height="0.79cm" fo:keep-together="auto"/>
    </style:style>
    <style:style style:name="Tabela27.A2" style:family="table-cell">
      <style:table-cell-properties style:vertical-align="middle" fo:background-color="#ffffff" fo:padding-left="0.106cm" fo:padding-right="0.106cm" fo:padding-top="0cm" fo:padding-bottom="0cm" fo:border="0.25pt solid #000001" style:writing-mode="lr-tb">
        <style:background-image/>
      </style:table-cell-properties>
    </style:style>
    <style:style style:name="Tabela27.A3" style:family="table-cell">
      <style:table-cell-properties style:vertical-align="middle" fo:background-color="#ffffff" fo:padding-left="0.106cm" fo:padding-right="0.106cm" fo:padding-top="0cm" fo:padding-bottom="0cm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Tabela27.4" style:family="table-row">
      <style:table-row-properties style:min-row-height="0.445cm" fo:keep-together="auto"/>
    </style:style>
    <style:style style:name="Tabela27.5" style:family="table-row">
      <style:table-row-properties style:min-row-height="1.293cm" fo:keep-together="auto"/>
    </style:style>
    <style:style style:name="Tabela27.A5" style:family="table-cell">
      <style:table-cell-properties style:vertical-align="middle" fo:padding-left="0.106cm" fo:padding-right="0.106cm" fo:padding-top="0cm" fo:padding-bottom="0cm" fo:border="0.25pt solid #000001" style:writing-mode="lr-tb"/>
    </style:style>
    <style:style style:name="Tabela63" style:family="table">
      <style:table-properties style:width="17.595cm" fo:margin-left="-0.349cm" table:align="left" style:writing-mode="lr-tb"/>
    </style:style>
    <style:style style:name="Tabela63.A" style:family="table-column">
      <style:table-column-properties style:column-width="1.896cm"/>
    </style:style>
    <style:style style:name="Tabela63.B" style:family="table-column">
      <style:table-column-properties style:column-width="11.003cm"/>
    </style:style>
    <style:style style:name="Tabela63.C" style:family="table-column">
      <style:table-column-properties style:column-width="2.094cm"/>
    </style:style>
    <style:style style:name="Tabela63.D" style:family="table-column">
      <style:table-column-properties style:column-width="2.602cm"/>
    </style:style>
    <style:style style:name="Tabela6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3.D1" style:family="table-cell">
      <style:table-cell-properties fo:background-color="#dddddd" fo:padding="0.097cm" fo:border="0.05pt solid #000000">
        <style:background-image/>
      </style:table-cell-properties>
    </style:style>
    <style:style style:name="Tabela63.2" style:family="table-row">
      <style:table-row-properties style:min-row-height="0.801cm"/>
    </style:style>
    <style:style style:name="Tabela63.A2" style:family="table-cell">
      <style:table-cell-properties fo:background-color="#ffffff" fo:padding-left="0.109cm" fo:padding-right="0.10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a63.D2" style:family="table-cell">
      <style:table-cell-properties fo:background-color="#ffffff" fo:padding-left="0.109cm" fo:padding-right="0.10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">
      <style:paragraph-properties fo:line-height="100%"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ext">
      <style:paragraph-properties fo:line-height="100%" style:writing-mode="lr-tb"/>
      <style:text-properties fo:font-size="10pt" style:font-size-asian="10pt" style:font-size-complex="10pt"/>
    </style:style>
    <style:style style:name="P3" style:family="paragraph" style:parent-style-name="Text">
      <style:paragraph-properties fo:line-height="100%" fo:text-align="center" style:justify-single-word="false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ext">
      <style:paragraph-properties fo:line-height="100%" style:writing-mode="lr-tb"/>
      <style:text-properties fo:font-size="10pt" fo:background-color="transparent" style:font-size-asian="10pt" style:font-size-complex="10pt"/>
    </style:style>
    <style:style style:name="P5" style:family="paragraph" style:parent-style-name="Text">
      <style:paragraph-properties fo:line-height="100%"/>
      <style:text-properties fo:font-size="10pt" style:font-size-asian="10pt" style:font-size-complex="10pt"/>
    </style:style>
    <style:style style:name="P6" style:family="paragraph" style:parent-style-name="Text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ext">
      <style:paragraph-properties fo:line-height="100%" fo:text-align="center" style:justify-single-word="false"/>
      <style:text-properties fo:font-size="10pt" fo:font-weight="bold" officeooo:paragraph-rsid="0474e224" style:font-size-asian="10pt" style:font-weight-asian="bold" style:font-size-complex="10pt" style:font-weight-complex="bold"/>
    </style:style>
    <style:style style:name="P8" style:family="paragraph" style:parent-style-name="Text">
      <style:paragraph-properties fo:line-height="100%" fo:text-align="center" style:justify-single-word="false"/>
      <style:text-properties fo:font-size="10pt" fo:font-weight="bold" officeooo:rsid="0474e224" officeooo:paragraph-rsid="0474e224" style:font-size-asian="10pt" style:font-weight-asian="bold" style:font-size-complex="10pt" style:font-weight-complex="bold"/>
    </style:style>
    <style:style style:name="P9" style:family="paragraph" style:parent-style-name="Text">
      <style:paragraph-properties fo:line-height="100%" fo:text-align="center" style:justify-single-word="false"/>
      <style:text-properties fo:font-size="10pt" fo:font-weight="bold" officeooo:rsid="051c4e74" officeooo:paragraph-rsid="051c4e74" style:font-size-asian="10pt" style:font-weight-asian="bold" style:font-size-complex="10pt" style:font-weight-complex="bold"/>
    </style:style>
    <style:style style:name="P10" style:family="paragraph" style:parent-style-name="Text">
      <style:paragraph-properties fo:line-height="100%" fo:text-align="start" style:justify-single-word="false"/>
      <style:text-properties fo:font-size="10pt" fo:font-weight="normal" officeooo:paragraph-rsid="047b5840" style:font-size-asian="10pt" style:font-weight-asian="normal" style:font-size-complex="10pt" style:font-weight-complex="normal"/>
    </style:style>
    <style:style style:name="P11" style:family="paragraph" style:parent-style-name="Text">
      <style:paragraph-properties fo:line-height="100%" fo:text-align="center" style:justify-single-word="false"/>
      <style:text-properties fo:font-size="10pt" fo:font-weight="normal" officeooo:rsid="0478f9ed" officeooo:paragraph-rsid="0478f9ed" style:font-size-asian="10pt" style:font-weight-asian="normal" style:font-size-complex="10pt" style:font-weight-complex="normal"/>
    </style:style>
    <style:style style:name="P12" style:family="paragraph" style:parent-style-name="Text">
      <style:paragraph-properties fo:line-height="100%" fo:text-align="start" style:justify-single-word="false"/>
      <style:text-properties fo:font-size="10pt" fo:font-weight="normal" officeooo:rsid="047b5840" officeooo:paragraph-rsid="047bbbd6" style:font-size-asian="10pt" style:font-weight-asian="normal" style:font-size-complex="10pt" style:font-weight-complex="normal"/>
    </style:style>
    <style:style style:name="P13" style:family="paragraph" style:parent-style-name="Text">
      <style:paragraph-properties fo:line-height="100%" fo:text-align="start" style:justify-single-word="false"/>
      <style:text-properties fo:font-size="10pt" fo:font-weight="normal" officeooo:rsid="047b5840" officeooo:paragraph-rsid="0513970c" style:font-size-asian="10pt" style:font-weight-asian="normal" style:font-size-complex="10pt" style:font-weight-complex="normal"/>
    </style:style>
    <style:style style:name="P14" style:family="paragraph" style:parent-style-name="Text">
      <style:paragraph-properties fo:line-height="100%" fo:text-align="start" style:justify-single-word="false"/>
      <style:text-properties fo:font-size="10pt" fo:font-weight="normal" officeooo:rsid="047e4baf" officeooo:paragraph-rsid="047e4baf" style:font-size-asian="10pt" style:font-weight-asian="normal" style:font-size-complex="10pt" style:font-weight-complex="normal"/>
    </style:style>
    <style:style style:name="P15" style:family="paragraph" style:parent-style-name="Text">
      <style:paragraph-properties fo:line-height="100%" fo:text-align="center" style:justify-single-word="false"/>
      <style:text-properties fo:font-size="10pt" fo:font-weight="normal" officeooo:rsid="047e4baf" officeooo:paragraph-rsid="047e4baf" style:font-size-asian="10pt" style:font-weight-asian="normal" style:font-size-complex="10pt" style:font-weight-complex="normal"/>
    </style:style>
    <style:style style:name="P16" style:family="paragraph" style:parent-style-name="Text">
      <style:paragraph-properties fo:line-height="100%" fo:text-align="start" style:justify-single-word="false"/>
      <style:text-properties fo:font-size="10pt" fo:font-weight="normal" officeooo:rsid="050b8dc2" officeooo:paragraph-rsid="050b8dc2" style:font-size-asian="10pt" style:font-weight-asian="normal" style:font-size-complex="10pt" style:font-weight-complex="normal"/>
    </style:style>
    <style:style style:name="P17" style:family="paragraph" style:parent-style-name="Text">
      <style:paragraph-properties fo:line-height="100%" fo:text-align="start" style:justify-single-word="false"/>
      <style:text-properties fo:font-size="10pt" fo:font-weight="normal" officeooo:rsid="050b8dc2" officeooo:paragraph-rsid="0513970c" style:font-size-asian="10pt" style:font-weight-asian="normal" style:font-size-complex="10pt" style:font-weight-complex="normal"/>
    </style:style>
    <style:style style:name="P18" style:family="paragraph" style:parent-style-name="Text">
      <style:paragraph-properties fo:line-height="100%" fo:text-align="start" style:justify-single-word="false"/>
      <style:text-properties fo:font-size="10pt" fo:font-weight="normal" officeooo:rsid="047f0eaf" officeooo:paragraph-rsid="047f0eaf" style:font-size-asian="10pt" style:font-weight-asian="normal" style:font-size-complex="10pt" style:font-weight-complex="normal"/>
    </style:style>
    <style:style style:name="P19" style:family="paragraph" style:parent-style-name="Text">
      <style:paragraph-properties fo:line-height="100%" fo:text-align="start" style:justify-single-word="false"/>
      <style:text-properties fo:font-size="10pt" fo:font-weight="normal" officeooo:rsid="047f0eaf" officeooo:paragraph-rsid="0511c5ad" style:font-size-asian="10pt" style:font-weight-asian="normal" style:font-size-complex="10pt" style:font-weight-complex="normal"/>
    </style:style>
    <style:style style:name="P20" style:family="paragraph" style:parent-style-name="Text">
      <style:paragraph-properties fo:line-height="100%" fo:text-align="center" style:justify-single-word="false"/>
      <style:text-properties fo:font-size="10pt" fo:font-weight="normal" officeooo:rsid="047f0eaf" officeooo:paragraph-rsid="047f0eaf" style:font-size-asian="10pt" style:font-weight-asian="normal" style:font-size-complex="10pt" style:font-weight-complex="normal"/>
    </style:style>
    <style:style style:name="P21" style:family="paragraph" style:parent-style-name="Text">
      <style:paragraph-properties fo:line-height="100%" fo:text-align="center" style:justify-single-word="false"/>
      <style:text-properties fo:font-size="10pt" fo:font-weight="normal" officeooo:rsid="0511c5ad" officeooo:paragraph-rsid="0511c5ad" style:font-size-asian="10pt" style:font-weight-asian="normal" style:font-size-complex="10pt" style:font-weight-complex="normal"/>
    </style:style>
    <style:style style:name="P22" style:family="paragraph" style:parent-style-name="Text">
      <style:paragraph-properties fo:line-height="100%" fo:text-align="center" style:justify-single-word="false"/>
      <style:text-properties fo:font-size="10pt" fo:font-weight="normal" officeooo:rsid="05172fff" officeooo:paragraph-rsid="05172fff" style:font-size-asian="10pt" style:font-weight-asian="normal" style:font-size-complex="10pt" style:font-weight-complex="normal"/>
    </style:style>
    <style:style style:name="P23" style:family="paragraph" style:parent-style-name="Text">
      <style:text-properties officeooo:paragraph-rsid="03cbb692"/>
    </style:style>
    <style:style style:name="P24" style:family="paragraph" style:parent-style-name="Text">
      <style:paragraph-properties fo:line-height="100%"/>
      <style:text-properties officeooo:paragraph-rsid="03e5b8d0"/>
    </style:style>
    <style:style style:name="P25" style:family="paragraph" style:parent-style-name="Text"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line-height="100%" fo:text-align="justify" style:justify-single-word="false" fo:text-indent="1.251cm" style:auto-text-indent="false"/>
      <style:text-properties fo:color="#222222" style:font-name="Arial" fo:font-size="12pt" fo:font-weight="normal" officeooo:paragraph-rsid="0304b544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/>
      <style:text-properties fo:color="#222222" style:font-name="Arial" fo:font-size="12pt" fo:font-weight="bold" officeooo:paragraph-rsid="00ef3b96" style:font-size-asian="12pt" style:font-weight-asian="bold" style:font-size-complex="12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margin-top="0.101cm" fo:margin-bottom="0.101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222222" style:font-name="Arial" fo:font-size="12pt" fo:font-weight="bold" officeooo:rsid="02a1a30c" officeooo:paragraph-rsid="02a1a30c" style:font-size-asian="12pt" style:font-weight-asian="bold" style:font-size-complex="12pt" style:font-weight-complex="bold" fo:hyphenate="false" fo:hyphenation-remain-char-count="2" fo:hyphenation-push-char-count="2"/>
    </style:style>
    <style:style style:name="P30" style:family="paragraph" style:parent-style-name="Text">
      <style:paragraph-properties fo:margin-top="0.101cm" fo:margin-bottom="0.101cm" loext:contextual-spacing="false" fo:line-height="100%" fo:text-align="center" style:justify-single-word="false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Text">
      <style:paragraph-properties fo:margin-top="0.101cm" fo:margin-bottom="0.101cm" loext:contextual-spacing="false" fo:line-height="100%" fo:text-align="center" style:justify-single-word="false" style:writing-mode="lr-tb"/>
      <style:text-properties fo:font-size="10pt" fo:font-weight="bold" officeooo:paragraph-rsid="02b1ffa3" style:font-size-asian="10pt" style:font-weight-asian="bold" style:font-size-complex="10pt" style:font-weight-complex="bold"/>
    </style:style>
    <style:style style:name="P32" style:family="paragraph" style:parent-style-name="Text">
      <style:paragraph-properties fo:margin-top="0.101cm" fo:margin-bottom="0.101cm" loext:contextual-spacing="false" fo:line-height="100%" style:writing-mode="lr-tb"/>
      <style:text-properties fo:font-size="10pt" style:font-size-asian="10pt" style:font-size-complex="10pt"/>
    </style:style>
    <style:style style:name="P33" style:family="paragraph" style:parent-style-name="Text">
      <style:paragraph-properties fo:margin-top="0.101cm" fo:margin-bottom="0.101cm" loext:contextual-spacing="false" fo:line-height="100%" style:writing-mode="lr-tb"/>
      <style:text-properties fo:font-size="10pt" officeooo:paragraph-rsid="02b1ffa3" style:font-size-asian="10pt" style:font-size-complex="10pt"/>
    </style:style>
    <style:style style:name="P34" style:family="paragraph" style:parent-style-name="Text">
      <style:paragraph-properties fo:margin-top="0.101cm" fo:margin-bottom="0.101cm" loext:contextual-spacing="false" fo:line-height="100%" style:writing-mode="lr-tb"/>
      <style:text-properties fo:font-size="10pt" fo:background-color="transparent" style:font-size-asian="10pt" style:font-size-complex="10pt"/>
    </style:style>
    <style:style style:name="P35" style:family="paragraph" style:parent-style-name="Text">
      <style:paragraph-properties fo:margin-top="0.101cm" fo:margin-bottom="0.101cm" loext:contextual-spacing="false" fo:line-height="100%" style:writing-mode="lr-tb"/>
      <style:text-properties fo:font-size="10pt" officeooo:paragraph-rsid="02b1ffa3" fo:background-color="transparent" style:font-size-asian="10pt" style:font-size-complex="10pt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paragraph-rsid="00d2312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0d2312c" officeooo:paragraph-rsid="00d2312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0d2312c" officeooo:paragraph-rsid="01c0403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1c04038" officeooo:paragraph-rsid="01c0403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722c81" officeooo:paragraph-rsid="02722c8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0pt" fo:font-weight="normal" officeooo:rsid="02a2481c" officeooo:paragraph-rsid="02a2481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101cm" fo:margin-bottom="0.101cm" loext:contextual-spacing="false" fo:line-height="115%"/>
      <style:text-properties style:font-name="Arial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weight="bold" officeooo:rsid="000758a3" officeooo:paragraph-rsid="005e6f24" style:font-weight-asian="bold" style:font-weight-complex="bold"/>
    </style:style>
    <style:style style:name="P46" style:family="paragraph" style:parent-style-name="Text">
      <loext:graphic-properties draw:fill="none"/>
      <style:paragraph-properties fo:margin-left="-0.3cm" fo:margin-right="0cm" fo:margin-top="0.101cm" fo:margin-bottom="0.101cm" loext:contextual-spacing="false" fo:line-height="100%" fo:text-align="start" style:justify-single-word="false" fo:orphans="2" fo:widows="2" fo:hyphenation-ladder-count="no-limit" fo:text-indent="1.251cm" style:auto-text-indent="false" fo:background-color="transparent" text:number-lines="false" text:line-number="0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47" style:family="paragraph" style:parent-style-name="Text" style:master-page-name="">
      <loext:graphic-properties draw:fill="none"/>
      <style:paragraph-properties fo:margin-left="-0.3cm" fo:margin-right="0cm" fo:margin-top="0.101cm" fo:margin-bottom="0.101cm" loext:contextual-spacing="false" fo:line-height="150%" fo:text-align="start" style:justify-single-word="false" fo:orphans="2" fo:widows="2" fo:hyphenation-ladder-count="no-limit" fo:text-indent="1.251cm" style:auto-text-indent="false" style:page-number="auto" fo:background-color="transparent" text:number-lines="false" text:line-number="0" style:writing-mode="lr-tb"/>
      <style:text-properties fo:font-weight="normal" style:font-weight-asian="normal" style:font-weight-complex="normal" fo:hyphenate="false" fo:hyphenation-remain-char-count="2" fo:hyphenation-push-char-count="2"/>
    </style:style>
    <style:style style:name="P48" style:family="paragraph" style:parent-style-name="Standard">
      <style:text-properties officeooo:paragraph-rsid="03cbb692"/>
    </style:style>
    <style:style style:name="P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Heading_20_2">
      <style:paragraph-properties fo:margin-left="-0.06cm" fo:margin-right="0cm" fo:margin-top="0.101cm" fo:margin-bottom="0.101cm" loext:contextual-spacing="false" fo:text-indent="0cm" style:auto-text-indent="false"/>
      <style:text-properties fo:font-weight="bold" officeooo:paragraph-rsid="02b095fa" style:font-weight-asian="bold" style:font-weight-complex="bold"/>
    </style:style>
    <style:style style:name="P52" style:family="paragraph" style:parent-style-name="Heading_20_2">
      <style:paragraph-properties fo:margin-left="-0.06cm" fo:margin-right="0cm" fo:text-indent="0cm" style:auto-text-indent="false"/>
    </style:style>
    <style:style style:name="P53" style:family="paragraph" style:parent-style-name="Heading_20_2">
      <style:paragraph-properties fo:margin-left="-0.06cm" fo:margin-right="0cm" fo:text-indent="0cm" style:auto-text-indent="false"/>
      <style:text-properties officeooo:paragraph-rsid="023ab048"/>
    </style:style>
    <style:style style:name="P54" style:family="paragraph" style:parent-style-name="Heading_20_2">
      <style:paragraph-properties fo:margin-left="0cm" fo:margin-right="0cm" fo:text-indent="0cm" style:auto-text-indent="false"/>
      <style:text-properties officeooo:paragraph-rsid="01299135"/>
    </style:style>
    <style:style style:name="P55" style:family="paragraph" style:parent-style-name="Heading_20_3">
      <style:paragraph-properties fo:margin-left="-0.06cm" fo:margin-right="0cm" fo:margin-top="0.101cm" fo:margin-bottom="0.101cm" loext:contextual-spacing="false" fo:text-indent="0cm" style:auto-text-indent="false"/>
      <style:text-properties officeooo:paragraph-rsid="02b1ffa3"/>
    </style:style>
    <style:style style:name="P56" style:family="paragraph" style:parent-style-name="Heading_20_3">
      <style:paragraph-properties fo:margin-left="-0.06cm" fo:margin-right="0cm" fo:text-indent="0cm" style:auto-text-indent="false"/>
    </style:style>
    <style:style style:name="P57" style:family="paragraph" style:parent-style-name="Heading_20_3">
      <style:paragraph-properties fo:margin-left="-0.06cm" fo:margin-right="0cm" fo:text-indent="0cm" style:auto-text-indent="false"/>
      <style:text-properties style:font-name="Arial" fo:font-weight="normal" style:font-weight-asian="normal" style:font-weight-complex="normal"/>
    </style:style>
    <style:style style:name="P58" style:family="paragraph" style:parent-style-name="Heading_20_3">
      <style:paragraph-properties fo:margin-left="-0.06cm" fo:margin-right="0cm" fo:text-align="start" style:justify-single-word="false" fo:text-indent="0cm" style:auto-text-indent="fals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P61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P62" style:family="paragraph" style:parent-style-name="Text" style:list-style-name="L1"/>
    <style:style style:name="P63" style:family="paragraph" style:parent-style-name="Text" style:list-style-name="L2"/>
    <style:style style:name="P64" style:family="paragraph" style:parent-style-name="Text" style:list-style-name="L2">
      <style:text-properties officeooo:paragraph-rsid="06036094"/>
    </style:style>
    <style:style style:name="P65" style:family="paragraph" style:parent-style-name="Text" style:list-style-name="L3"/>
    <style:style style:name="P66" style:family="paragraph" style:parent-style-name="Text" style:list-style-name="WWNum2"/>
    <style:style style:name="P67" style:family="paragraph" style:parent-style-name="Text" style:list-style-name="WWNum6"/>
    <style:style style:name="P68" style:family="paragraph" style:parent-style-name="Text" style:list-style-name="L4"/>
    <style:style style:name="P69" style:family="paragraph" style:parent-style-name="Text" style:list-style-name="L4">
      <style:text-properties officeooo:paragraph-rsid="06048895"/>
    </style:style>
    <style:style style:name="P70" style:family="paragraph" style:parent-style-name="Text">
      <style:paragraph-properties fo:line-height="100%" fo:text-align="center" style:justify-single-word="false"/>
      <style:text-properties fo:font-size="10pt" fo:font-weight="normal" officeooo:rsid="0478f9ed" officeooo:paragraph-rsid="0478f9ed" style:font-size-asian="10pt" style:font-weight-asian="normal" style:font-size-complex="10pt" style:font-weight-complex="normal"/>
    </style:style>
    <style:style style:name="P71" style:family="paragraph" style:parent-style-name="Text">
      <style:paragraph-properties fo:line-height="100%" fo:text-align="start" style:justify-single-word="false"/>
      <style:text-properties fo:font-size="10pt" fo:font-weight="normal" officeooo:rsid="047e4baf" officeooo:paragraph-rsid="047e4baf" style:font-size-asian="10pt" style:font-weight-asian="normal" style:font-size-complex="10pt" style:font-weight-complex="normal"/>
    </style:style>
    <style:style style:name="P72" style:family="paragraph" style:parent-style-name="Text">
      <style:paragraph-properties fo:line-height="100%" fo:text-align="center" style:justify-single-word="false"/>
      <style:text-properties fo:font-size="10pt" fo:font-weight="normal" officeooo:rsid="047e4baf" officeooo:paragraph-rsid="047e4baf" style:font-size-asian="10pt" style:font-weight-asian="normal" style:font-size-complex="10pt" style:font-weight-complex="normal"/>
    </style:style>
    <style:style style:name="P73" style:family="paragraph" style:parent-style-name="Text">
      <style:paragraph-properties fo:line-height="100%" fo:text-align="start" style:justify-single-word="false"/>
      <style:text-properties fo:font-size="10pt" fo:font-weight="normal" officeooo:rsid="047b5840" officeooo:paragraph-rsid="0513970c" style:font-size-asian="10pt" style:font-weight-asian="normal" style:font-size-complex="10pt" style:font-weight-complex="normal"/>
    </style:style>
    <style:style style:name="P74" style:family="paragraph" style:parent-style-name="Text">
      <style:text-properties officeooo:rsid="060188b2" officeooo:paragraph-rsid="060188b2"/>
    </style:style>
    <style:style style:name="P75" style:family="paragraph" style:parent-style-name="Text">
      <style:text-properties officeooo:paragraph-rsid="060627bc"/>
    </style:style>
    <style:style style:name="P76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P77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P78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efe27" officeooo:paragraph-rsid="05fefe27" style:font-size-asian="10pt" style:font-size-complex="10pt"/>
    </style:style>
    <style:style style:name="P79" style:family="paragraph" style:parent-style-name="Standard" style:master-page-name="Standard">
      <style:paragraph-properties fo:margin-left="0cm" fo:margin-right="0cm" fo:margin-top="0.101cm" fo:margin-bottom="0.101cm" loext:contextual-spacing="false" fo:line-height="150%" fo:text-align="center" style:justify-single-word="false" fo:text-indent="1.251cm" style:auto-text-indent="false" style:page-number="auto"/>
      <style:text-properties fo:color="#222222" style:font-name="Arial" fo:font-size="12pt" fo:font-weight="normal" style:font-size-asian="12pt" style:font-weight-asian="normal" style:font-size-complex="12pt" style:font-weight-complex="normal"/>
    </style:style>
    <style:style style:name="P80" style:family="paragraph" style:parent-style-name="Standard" style:list-style-name="WWNum6">
      <style:paragraph-properties fo:margin-left="1.27cm" fo:margin-right="0cm" fo:margin-top="0cm" fo:margin-bottom="0cm" loext:contextual-spacing="true" fo:line-height="100%" fo:text-indent="-0.635cm" style:auto-text-indent="false" style:writing-mode="lr-tb"/>
      <style:text-properties style:font-name="Arial" fo:font-size="10pt" fo:font-weight="normal" officeooo:rsid="001ecf27" officeooo:paragraph-rsid="02c14744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.101cm" fo:margin-bottom="0.101cm" loext:contextual-spacing="false"/>
      <style:text-properties style:font-name="Arial" fo:font-weight="bold" officeooo:rsid="00216236" officeooo:paragraph-rsid="005e6f24" style:font-weight-asian="bold" style:font-weight-complex="bold"/>
    </style:style>
    <style:style style:name="P82" style:family="paragraph" style:parent-style-name="Heading_20_1" style:master-page-name="Standard">
      <loext:graphic-properties draw:fill="none" draw:fill-image-width="0cm" draw:fill-image-height="0cm"/>
      <style:paragraph-properties fo:margin-left="0cm" fo:margin-right="0cm" fo:margin-top="0.101cm" fo:margin-bottom="0.101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 fo:keep-with-next="always" style:writing-mode="lr-tb">
        <style:tab-stops>
          <style:tab-stop style:position="0.661cm"/>
        </style:tab-stops>
      </style:paragraph-properties>
      <style:text-properties fo:hyphenate="false" fo:hyphenation-remain-char-count="2" fo:hyphenation-push-char-count="2"/>
    </style:style>
    <style:style style:name="P83" style:family="paragraph" style:parent-style-name="Heading_20_1">
      <loext:graphic-properties draw:fill="none" draw:fill-image-width="0cm" draw:fill-image-height="0cm"/>
      <style:paragraph-properties fo:margin-left="0cm" fo:margin-right="0cm" fo:margin-top="0cm" fo:margin-bottom="0.101cm" loext:contextual-spacing="false" fo:line-height="150%" fo:text-align="justify" style:justify-single-word="false" fo:orphans="2" fo:widows="2" fo:hyphenation-ladder-count="no-limit" fo:text-indent="0cm" style:auto-text-indent="false" fo:background-color="transparent" style:shadow="none" fo:keep-with-next="always" style:writing-mode="lr-tb">
        <style:tab-stops>
          <style:tab-stop style:position="0cm"/>
        </style:tab-stops>
      </style:paragraph-properties>
      <style:text-properties officeooo:paragraph-rsid="01299135" fo:hyphenate="false" fo:hyphenation-remain-char-count="2" fo:hyphenation-push-char-count="2"/>
    </style:style>
    <style:style style:name="P84" style:family="paragraph" style:parent-style-name="Heading_20_1" style:master-page-name="">
      <loext:graphic-properties draw:fill="none" draw:fill-image-width="0cm" draw:fill-image-height="0cm"/>
      <style:paragraph-properties fo:margin-left="0cm" fo:margin-right="0cm" fo:margin-top="0cm" fo:margin-bottom="0.101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 fo:keep-with-next="always" style:writing-mode="lr-tb">
        <style:tab-stops>
          <style:tab-stop style:position="0cm"/>
        </style:tab-stops>
      </style:paragraph-properties>
      <style:text-properties officeooo:rsid="03cbb692" officeooo:paragraph-rsid="03cbb692" fo:hyphenate="false" fo:hyphenation-remain-char-count="2" fo:hyphenation-push-char-count="2"/>
    </style:style>
    <style:style style:name="P85" style:family="paragraph" style:parent-style-name="Heading_20_1" style:master-page-name="">
      <loext:graphic-properties draw:fill="none" draw:fill-image-width="0cm" draw:fill-image-height="0cm"/>
      <style:paragraph-properties fo:margin-left="0cm" fo:margin-right="0cm" fo:margin-top="0cm" fo:margin-bottom="0.101cm" loext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hyphenate="false" fo:hyphenation-remain-char-count="2" fo:hyphenation-push-char-count="2"/>
    </style:style>
    <style:style style:name="T1" style:family="text">
      <style:text-properties officeooo:rsid="00ef3b96"/>
    </style:style>
    <style:style style:name="T2" style:family="text">
      <style:text-properties officeooo:rsid="02722c81"/>
    </style:style>
    <style:style style:name="T3" style:family="text">
      <style:text-properties style:font-name-asian="Arial" style:font-name-complex="Arial"/>
    </style:style>
    <style:style style:name="T4" style:family="text">
      <style:text-properties officeooo:rsid="00c4f2c9" style:font-name-asian="Arial" style:font-name-complex="Arial"/>
    </style:style>
    <style:style style:name="T5" style:family="text">
      <style:text-properties officeooo:rsid="03cbb692"/>
    </style:style>
    <style:style style:name="T6" style:family="text">
      <style:text-properties officeooo:rsid="01d2ffef"/>
    </style:style>
    <style:style style:name="T7" style:family="text">
      <style:text-properties fo:color="#000000" fo:font-weight="bold" style:font-weight-asian="bold"/>
    </style:style>
    <style:style style:name="T8" style:family="text">
      <style:text-properties fo:color="#000000" fo:font-weight="normal" officeooo:rsid="000d5090" style:font-weight-asian="normal" style:font-weight-complex="normal"/>
    </style:style>
    <style:style style:name="T9" style:family="text">
      <style:text-properties fo:color="#000000" fo:font-weight="normal" officeooo:rsid="0094e5dd" style:font-weight-asian="normal" style:font-weight-complex="normal"/>
    </style:style>
    <style:style style:name="T10" style:family="text">
      <style:text-properties fo:color="#000000" fo:font-weight="normal" officeooo:rsid="011fc219" style:font-weight-asian="normal" style:font-weight-complex="normal"/>
    </style:style>
    <style:style style:name="T11" style:family="text">
      <style:text-properties fo:color="#000000" fo:font-weight="normal" officeooo:rsid="02b1ffa3" style:font-weight-asian="normal" style:font-weight-complex="normal"/>
    </style:style>
    <style:style style:name="T12" style:family="text">
      <style:text-properties fo:color="#000000" fo:font-weight="normal" officeooo:rsid="02b7697a" style:font-weight-asian="normal" style:font-weight-complex="normal"/>
    </style:style>
    <style:style style:name="T13" style:family="text">
      <style:text-properties fo:color="#000000" fo:font-weight="normal" officeooo:rsid="02b8d543" style:font-weight-asian="normal" style:font-weight-complex="normal"/>
    </style:style>
    <style:style style:name="T14" style:family="text">
      <style:text-properties fo:color="#000000" fo:font-weight="normal" officeooo:rsid="02c0fd72" style:font-weight-asian="normal" style:font-weight-complex="normal"/>
    </style:style>
    <style:style style:name="T15" style:family="text">
      <style:text-properties fo:color="#000000" fo:font-weight="normal" officeooo:rsid="02c23b4f" style:font-weight-asian="normal" style:font-weight-complex="normal"/>
    </style:style>
    <style:style style:name="T16" style:family="text">
      <style:text-properties fo:color="#000000" fo:font-weight="normal" officeooo:rsid="02c5ef6e" style:font-weight-asian="normal" style:font-weight-complex="normal"/>
    </style:style>
    <style:style style:name="T17" style:family="text">
      <style:text-properties fo:color="#000000" fo:font-weight="normal" officeooo:rsid="02cd98d9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4dc2f" style:font-weight-asian="normal" style:font-weight-complex="normal"/>
    </style:style>
    <style:style style:name="T20" style:family="text">
      <style:text-properties fo:font-weight="normal" officeooo:rsid="00481a34" style:font-weight-asian="normal" style:font-weight-complex="normal"/>
    </style:style>
    <style:style style:name="T21" style:family="text">
      <style:text-properties fo:font-weight="normal" officeooo:rsid="00811ab5" style:font-weight-asian="normal" style:font-weight-complex="normal"/>
    </style:style>
    <style:style style:name="T22" style:family="text">
      <style:text-properties fo:font-weight="normal" officeooo:rsid="009e0988" style:font-weight-asian="normal" style:font-weight-complex="normal"/>
    </style:style>
    <style:style style:name="T23" style:family="text">
      <style:text-properties fo:font-weight="normal" officeooo:rsid="000d725a" style:font-weight-asian="normal" style:font-weight-complex="normal"/>
    </style:style>
    <style:style style:name="T24" style:family="text">
      <style:text-properties fo:font-weight="normal" officeooo:rsid="011fc219" style:font-weight-asian="normal" style:font-weight-complex="normal"/>
    </style:style>
    <style:style style:name="T25" style:family="text">
      <style:text-properties fo:font-weight="normal" officeooo:rsid="012173ee" style:font-weight-asian="normal" style:font-weight-complex="normal"/>
    </style:style>
    <style:style style:name="T26" style:family="text">
      <style:text-properties fo:font-weight="normal" officeooo:rsid="000d5090" style:font-weight-asian="normal" style:font-weight-complex="normal"/>
    </style:style>
    <style:style style:name="T27" style:family="text">
      <style:text-properties fo:font-weight="normal" officeooo:rsid="01064d38" style:font-weight-asian="normal" style:font-weight-complex="normal"/>
    </style:style>
    <style:style style:name="T28" style:family="text">
      <style:text-properties fo:font-weight="normal" officeooo:rsid="0100d0d3" style:font-weight-asian="normal" style:font-weight-complex="normal"/>
    </style:style>
    <style:style style:name="T29" style:family="text">
      <style:text-properties fo:font-weight="normal" officeooo:rsid="0036bf9c" style:font-weight-asian="normal" style:font-weight-complex="normal"/>
    </style:style>
    <style:style style:name="T30" style:family="text">
      <style:text-properties fo:font-weight="normal" officeooo:rsid="02aa36f5" style:font-weight-asian="normal" style:font-weight-complex="normal"/>
    </style:style>
    <style:style style:name="T31" style:family="text">
      <style:text-properties fo:font-weight="normal" officeooo:rsid="02a8d275" style:font-weight-asian="normal" style:font-weight-complex="normal"/>
    </style:style>
    <style:style style:name="T32" style:family="text">
      <style:text-properties fo:font-weight="normal" officeooo:rsid="02b8d543" style:font-weight-asian="normal" style:font-weight-complex="normal"/>
    </style:style>
    <style:style style:name="T33" style:family="text">
      <style:text-properties fo:font-weight="normal" officeooo:rsid="02c0fd72" style:font-weight-asian="normal" style:font-weight-complex="normal"/>
    </style:style>
    <style:style style:name="T34" style:family="text">
      <style:text-properties fo:font-weight="normal" officeooo:rsid="02a68f3f" style:font-weight-asian="normal" style:font-weight-complex="normal"/>
    </style:style>
    <style:style style:name="T35" style:family="text">
      <style:text-properties fo:font-weight="normal" officeooo:rsid="0014dc2f" fo:background-color="transparent" loext:char-shading-value="0" style:font-weight-asian="normal" style:font-weight-complex="normal"/>
    </style:style>
    <style:style style:name="T36" style:family="text">
      <style:text-properties fo:font-weight="normal" officeooo:rsid="02c40204" fo:background-color="transparent" loext:char-shading-value="0" style:font-weight-asian="normal" style:font-weight-complex="normal"/>
    </style:style>
    <style:style style:name="T37" style:family="text">
      <style:text-properties officeooo:rsid="0017f945"/>
    </style:style>
    <style:style style:name="T38" style:family="text">
      <style:text-properties officeooo:rsid="00481a34"/>
    </style:style>
    <style:style style:name="T39" style:family="text">
      <style:text-properties officeooo:rsid="004f10d9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d725a" style:font-weight-asian="bold" style:font-weight-complex="bold"/>
    </style:style>
    <style:style style:name="T43" style:family="text">
      <style:text-properties fo:font-weight="bold" officeooo:rsid="02a76b0b" style:font-weight-asian="bold" style:font-weight-complex="bold"/>
    </style:style>
    <style:style style:name="T44" style:family="text">
      <style:text-properties fo:font-weight="bold" officeooo:rsid="02db1ff5" style:font-weight-asian="bold" style:font-weight-complex="bold"/>
    </style:style>
    <style:style style:name="T45" style:family="text">
      <style:text-properties fo:font-weight="bold" fo:background-color="transparent" loext:char-shading-value="0" style:font-weight-asian="bold" style:font-weight-complex="bold"/>
    </style:style>
    <style:style style:name="T46" style:family="text">
      <style:text-properties officeooo:rsid="00b13343"/>
    </style:style>
    <style:style style:name="T47" style:family="text">
      <style:text-properties officeooo:rsid="00c46d54"/>
    </style:style>
    <style:style style:name="T48" style:family="text">
      <style:text-properties fo:font-style="italic" fo:font-weight="normal" officeooo:rsid="00811ab5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2cd98d9" style:font-style-asian="italic" style:font-weight-asian="normal" style:font-style-complex="italic" style:font-weight-complex="normal"/>
    </style:style>
    <style:style style:name="T50" style:family="text">
      <style:text-properties fo:font-style="italic" officeooo:rsid="01a6ccd7" fo:background-color="transparent" loext:char-shading-value="0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2a5f0a6" style:font-style-asian="italic" style:font-style-complex="italic"/>
    </style:style>
    <style:style style:name="T53" style:family="text">
      <style:text-properties fo:font-style="italic" officeooo:rsid="00f0846f" style:font-style-asian="italic" style:font-style-complex="italic"/>
    </style:style>
    <style:style style:name="T54" style:family="text">
      <style:text-properties fo:font-size="10pt" fo:background-color="transparent" loext:char-shading-value="0" style:font-size-asian="10pt" style:font-size-complex="10pt"/>
    </style:style>
    <style:style style:name="T55" style:family="text">
      <style:text-properties fo:font-size="10pt" officeooo:rsid="01a2ea0c" fo:background-color="transparent" loext:char-shading-value="0" style:font-size-asian="10pt" style:font-size-complex="10pt"/>
    </style:style>
    <style:style style:name="T56" style:family="text">
      <style:text-properties fo:font-size="10pt" officeooo:rsid="02e9c832" fo:background-color="transparent" loext:char-shading-value="0" style:font-size-asian="10pt" style:font-size-complex="10pt"/>
    </style:style>
    <style:style style:name="T57" style:family="text">
      <style:text-properties officeooo:rsid="00f0846f"/>
    </style:style>
    <style:style style:name="T58" style:family="text">
      <style:text-properties officeooo:rsid="00f3d5d4"/>
    </style:style>
    <style:style style:name="T59" style:family="text">
      <style:text-properties officeooo:rsid="00f569ad"/>
    </style:style>
    <style:style style:name="T60" style:family="text">
      <style:text-properties officeooo:rsid="011fc219"/>
    </style:style>
    <style:style style:name="T61" style:family="text">
      <style:text-properties officeooo:rsid="012173ee"/>
    </style:style>
    <style:style style:name="T62" style:family="text">
      <style:text-properties officeooo:rsid="0152f366"/>
    </style:style>
    <style:style style:name="T63" style:family="text">
      <style:text-properties style:text-line-through-style="none" style:text-line-through-type="none"/>
    </style:style>
    <style:style style:name="T64" style:family="text">
      <style:text-properties style:text-line-through-style="none" style:text-line-through-type="none" officeooo:rsid="015c1ec6"/>
    </style:style>
    <style:style style:name="T65" style:family="text">
      <style:text-properties style:text-line-through-style="none" style:text-line-through-type="none" officeooo:rsid="0017f945"/>
    </style:style>
    <style:style style:name="T66" style:family="text">
      <style:text-properties style:text-line-through-style="none" style:text-line-through-type="none" officeooo:rsid="02b1ffa3"/>
    </style:style>
    <style:style style:name="T67" style:family="text">
      <style:text-properties style:text-line-through-style="none" style:text-line-through-type="none" officeooo:rsid="02b32687"/>
    </style:style>
    <style:style style:name="T68" style:family="text">
      <style:text-properties style:text-line-through-style="none" style:text-line-through-type="none" officeooo:rsid="02b40ffd"/>
    </style:style>
    <style:style style:name="T69" style:family="text">
      <style:text-properties style:text-line-through-style="none" style:text-line-through-type="none" officeooo:rsid="02e28301"/>
    </style:style>
    <style:style style:name="T70" style:family="text">
      <style:text-properties style:text-line-through-style="none" style:text-line-through-type="none" officeooo:rsid="032bd143"/>
    </style:style>
    <style:style style:name="T71" style:family="text">
      <style:text-properties style:text-line-through-style="none" style:text-line-through-type="none" officeooo:rsid="032d8e1d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1a6c265" fo:background-color="transparent" loext:char-shading-value="0"/>
    </style:style>
    <style:style style:name="T74" style:family="text">
      <style:text-properties officeooo:rsid="02e9c832" fo:background-color="transparent" loext:char-shading-value="0"/>
    </style:style>
    <style:style style:name="T75" style:family="text">
      <style:text-properties officeooo:rsid="01a6ccd7" fo:background-color="transparent" loext:char-shading-value="0"/>
    </style:style>
    <style:style style:name="T76" style:family="text">
      <style:text-properties officeooo:rsid="01a6c265"/>
    </style:style>
    <style:style style:name="T77" style:family="text">
      <style:text-properties officeooo:rsid="02a2481c"/>
    </style:style>
    <style:style style:name="T78" style:family="text">
      <style:text-properties officeooo:rsid="02a5f0a6"/>
    </style:style>
    <style:style style:name="T79" style:family="text">
      <style:text-properties officeooo:rsid="02a68f3f"/>
    </style:style>
    <style:style style:name="T80" style:family="text">
      <style:text-properties officeooo:rsid="02a8d275"/>
    </style:style>
    <style:style style:name="T81" style:family="text">
      <style:text-properties officeooo:rsid="02ab9220"/>
    </style:style>
    <style:style style:name="T82" style:family="text">
      <style:text-properties officeooo:rsid="02acfa3b"/>
    </style:style>
    <style:style style:name="T83" style:family="text">
      <style:text-properties officeooo:rsid="02b1818f"/>
    </style:style>
    <style:style style:name="T84" style:family="text">
      <style:text-properties officeooo:rsid="02b1ffa3"/>
    </style:style>
    <style:style style:name="T85" style:family="text">
      <style:text-properties style:font-name="Arial" fo:font-weight="normal" style:font-weight-asian="normal" style:font-weight-complex="normal"/>
    </style:style>
    <style:style style:name="T86" style:family="text">
      <style:text-properties style:font-name="Arial" fo:font-weight="normal" officeooo:rsid="02a2481c" style:font-weight-asian="normal" style:font-weight-complex="normal"/>
    </style:style>
    <style:style style:name="T87" style:family="text">
      <style:text-properties style:font-name="Arial" fo:font-weight="normal" officeooo:rsid="02a8d275" style:font-weight-asian="normal" style:font-weight-complex="normal"/>
    </style:style>
    <style:style style:name="T88" style:family="text">
      <style:text-properties style:font-name="Arial" fo:font-weight="normal" officeooo:rsid="02b1818f" style:font-weight-asian="normal" style:font-weight-complex="normal"/>
    </style:style>
    <style:style style:name="T89" style:family="text">
      <style:text-properties style:font-name="Arial" fo:font-weight="normal" officeooo:rsid="02bc0776" style:font-weight-asian="normal" style:font-weight-complex="normal"/>
    </style:style>
    <style:style style:name="T90" style:family="text">
      <style:text-properties style:font-name="Arial" fo:font-weight="normal" officeooo:rsid="02be8f3f" style:font-weight-asian="normal" style:font-weight-complex="normal"/>
    </style:style>
    <style:style style:name="T91" style:family="text">
      <style:text-properties style:font-name="Arial" fo:font-weight="normal" officeooo:rsid="038dbd0e" style:font-weight-asian="normal" style:font-weight-complex="normal"/>
    </style:style>
    <style:style style:name="T92" style:family="text">
      <style:text-properties style:font-name="Arial" fo:font-weight="normal" officeooo:rsid="02acfa3b" style:font-weight-asian="normal" style:font-weight-complex="normal"/>
    </style:style>
    <style:style style:name="T93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Arial" fo:font-size="12pt" fo:font-style="normal" fo:font-weight="normal" officeooo:rsid="02c40204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Arial" fo:font-size="12pt" fo:font-style="normal" fo:font-weight="normal" officeooo:rsid="038dbd0e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officeooo:rsid="02b7697a"/>
    </style:style>
    <style:style style:name="T97" style:family="text">
      <style:text-properties officeooo:rsid="02ba6051"/>
    </style:style>
    <style:style style:name="T98" style:family="text">
      <style:text-properties officeooo:rsid="02bc0776"/>
    </style:style>
    <style:style style:name="T99" style:family="text">
      <style:text-properties officeooo:rsid="02c03aa6"/>
    </style:style>
    <style:style style:name="T100" style:family="text">
      <style:text-properties officeooo:rsid="02c0fd72"/>
    </style:style>
    <style:style style:name="T101" style:family="text">
      <style:text-properties officeooo:rsid="02c40204"/>
    </style:style>
    <style:style style:name="T102" style:family="text">
      <style:text-properties officeooo:rsid="02c6c238"/>
    </style:style>
    <style:style style:name="T103" style:family="text">
      <style:text-properties officeooo:rsid="02ccd0db"/>
    </style:style>
    <style:style style:name="T104" style:family="text">
      <style:text-properties officeooo:rsid="02da9b86"/>
    </style:style>
    <style:style style:name="T105" style:family="text">
      <style:text-properties officeooo:rsid="02daf806"/>
    </style:style>
    <style:style style:name="T106" style:family="text">
      <style:text-properties officeooo:rsid="02db1ff5"/>
    </style:style>
    <style:style style:name="T107" style:family="text">
      <style:text-properties style:use-window-font-color="true" style:text-underline-style="none" fo:font-weight="bold" style:font-weight-asian="bold" style:font-weight-complex="bold"/>
    </style:style>
    <style:style style:name="T108" style:family="text">
      <style:text-properties style:use-window-font-color="true" style:text-underline-style="none" fo:font-weight="bold" officeooo:rsid="02a76b0b" style:font-weight-asian="bold" style:font-weight-complex="bold"/>
    </style:style>
    <style:style style:name="T109" style:family="text">
      <style:text-properties style:use-window-font-color="true" style:text-underline-style="none" fo:font-weight="bold" officeooo:rsid="02a8d275" style:font-weight-asian="bold" style:font-weight-complex="bold"/>
    </style:style>
    <style:style style:name="T110" style:family="text">
      <style:text-properties style:use-window-font-color="true" style:text-underline-style="none" fo:font-weight="bold" officeooo:rsid="047bbbd6" style:font-weight-asian="bold" style:font-weight-complex="bold"/>
    </style:style>
    <style:style style:name="T111" style:family="text">
      <style:text-properties style:use-window-font-color="true" style:text-underline-style="none" fo:font-weight="bold" officeooo:rsid="06076248" style:font-weight-asian="bold" style:font-weight-complex="bold"/>
    </style:style>
    <style:style style:name="T112" style:family="text">
      <style:text-properties officeooo:rsid="03518d98"/>
    </style:style>
    <style:style style:name="T113" style:family="text">
      <style:text-properties officeooo:rsid="038dbd0e"/>
    </style:style>
    <style:style style:name="T114" style:family="text">
      <style:text-properties officeooo:rsid="047b5840"/>
    </style:style>
    <style:style style:name="T115" style:family="text">
      <style:text-properties officeooo:rsid="0510290b"/>
    </style:style>
    <style:style style:name="T116" style:family="text">
      <style:text-properties officeooo:rsid="0511c5ad"/>
    </style:style>
    <style:style style:name="T117" style:family="text">
      <style:text-properties officeooo:rsid="05fefe27"/>
    </style:style>
    <style:style style:name="T118" style:family="text">
      <style:text-properties officeooo:rsid="05ff9aa9"/>
    </style:style>
    <style:style style:name="T119" style:family="text">
      <style:text-properties fo:color="#8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SISTEMA DE GERENCIAMENTO DE PROJETOS – <text:span text:style-name="T117">FASTPROJECT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8">HISTÓRICO DE REVISÕES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Versão</text:p>
          </table:table-cell>
          <table:table-cell table:style-name="Table2.A1" office:value-type="string">
            <text:p text:style-name="P36">Data</text:p>
          </table:table-cell>
          <table:table-cell table:style-name="Table2.A1" office:value-type="string">
            <text:p text:style-name="P36">Autor</text:p>
          </table:table-cell>
          <table:table-cell table:style-name="Table2.D1" office:value-type="string">
            <text:p text:style-name="P36">Notas da revisão</text:p>
          </table:table-cell>
        </table:table-row>
        <table:table-row table:style-name="Table2.2">
          <table:table-cell table:style-name="Table2.A2" office:value-type="string">
            <text:p text:style-name="P38">1.0</text:p>
          </table:table-cell>
          <table:table-cell table:style-name="Table2.B2" office:value-type="string">
            <text:p text:style-name="P37"><text:span text:style-name="T118">15</text:span>/<text:span text:style-name="T118">10</text:span>/2018</text:p>
          </table:table-cell>
          <table:table-cell table:style-name="Table2.C2" office:value-type="string">
            <text:p text:style-name="P43">Pablo Lima Flores</text:p>
          </table:table-cell>
          <table:table-cell table:style-name="Table2.D2" office:value-type="string">
            <text:p text:style-name="P38">Criação do documento</text:p>
          </table:table-cell>
        </table:table-row>
        <table:table-row table:style-name="Table2.2">
          <table:table-cell table:style-name="Table2.A5" office:value-type="string">
            <text:p text:style-name="P39"/>
          </table:table-cell>
          <table:table-cell table:style-name="Table2.B5" office:value-type="string">
            <text:p text:style-name="P39"/>
          </table:table-cell>
          <table:table-cell table:style-name="Table2.C5" office:value-type="string">
            <text:p text:style-name="P39"/>
          </table:table-cell>
          <table:table-cell table:style-name="Table2.D5" office:value-type="string">
            <text:p text:style-name="P39"/>
          </table:table-cell>
        </table:table-row>
        <table:table-row table:style-name="Table2.2">
          <table:table-cell table:style-name="Table2.A5" office:value-type="string">
            <text:p text:style-name="P41"/>
          </table:table-cell>
          <table:table-cell table:style-name="Table2.B5" office:value-type="string">
            <text:p text:style-name="P41"/>
          </table:table-cell>
          <table:table-cell table:style-name="Table2.C5" office:value-type="string">
            <text:p text:style-name="P40"/>
          </table:table-cell>
          <table:table-cell table:style-name="Table2.D5" office:value-type="string">
            <text:p text:style-name="P41"/>
          </table:table-cell>
        </table:table-row>
        <table:table-row table:style-name="Table2.2">
          <table:table-cell table:style-name="Table2.A5" office:value-type="string">
            <text:p text:style-name="P42"/>
          </table:table-cell>
          <table:table-cell table:style-name="Table2.B5" office:value-type="string">
            <text:p text:style-name="P42"/>
          </table:table-cell>
          <table:table-cell table:style-name="Table2.C5" office:value-type="string">
            <text:p text:style-name="P42"/>
          </table:table-cell>
          <table:table-cell table:style-name="Table2.D5" office:value-type="string">
            <text:p text:style-name="P42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9"><text:a xlink:type="simple" xlink:href="#__RefHeading___Toc4540_857996748" text:style-name="Index_20_Link" text:visited-style-name="Index_20_Link">1 REQUISITOS FUNCIONAIS<text:tab/>4</text:a></text:p>
          <text:p text:style-name="P50"><text:a xlink:type="simple" xlink:href="#__RefHeading___Toc12428_3862678703" text:style-name="Index_20_Link" text:visited-style-name="Index_20_Link">1.1 RFA00001 – MANTER USUÁRIO<text:tab/>4</text:a></text:p>
          <text:p text:style-name="P49"><text:a xlink:type="simple" xlink:href="#__RefHeading___Toc12430_3862678703" text:style-name="Index_20_Link" text:visited-style-name="Index_20_Link">1.1.1 RFU00002 – CADASTRAR USUÁRIO<text:tab/>4</text:a></text:p>
          <text:p text:style-name="P49"><text:a xlink:type="simple" xlink:href="#__RefHeading___Toc4544_857996748" text:style-name="Index_20_Link" text:visited-style-name="Index_20_Link">1.1.2 RFU00003 – ALTERAR USUÁRIO<text:tab/>5</text:a></text:p>
          <text:p text:style-name="P49"><text:a xlink:type="simple" xlink:href="#__RefHeading___Toc4546_857996748" text:style-name="Index_20_Link" text:visited-style-name="Index_20_Link">1.1.3 RFU00004 – CONSULTAR USUÁRIO<text:tab/>5</text:a></text:p>
          <text:p text:style-name="P49"><text:a xlink:type="simple" xlink:href="#__RefHeading___Toc4548_857996748" text:style-name="Index_20_Link" text:visited-style-name="Index_20_Link">1.1.4 RFU00005 – ALTERAR STATUS DO USUÁRIO<text:tab/>6</text:a></text:p>
          <text:p text:style-name="P49"><text:a xlink:type="simple" xlink:href="#__RefHeading___Toc4550_857996748" text:style-name="Index_20_Link" text:visited-style-name="Index_20_Link">1.1.5 RFU00006 – LISTA DE REGISTROS ESTÁTICOS DE PERFIL DE ACESSO<text:tab/>7</text:a></text:p>
          <text:p text:style-name="P49"><text:a xlink:type="simple" xlink:href="#__RefHeading___Toc4552_857996748" text:style-name="Index_20_Link" text:visited-style-name="Index_20_Link">1.1.6 RFS00007 – ALTERAR SENHA DO USUÁRIO<text:tab/>7</text:a></text:p>
          <text:p text:style-name="P49"><text:a xlink:type="simple" xlink:href="#__RefHeading___Toc4554_857996748" text:style-name="Index_20_Link" text:visited-style-name="Index_20_Link">1.1.7 RFU00008 – VISUALIZAR DETALHES DO USUÁRIO<text:tab/>8</text:a></text:p>
          <text:p text:style-name="P59"><text:a xlink:type="simple" xlink:href="#__RefHeading___Toc4594_857996748" text:style-name="Index_20_Link" text:visited-style-name="Index_20_Link">2 REQUISITOS NÃO FUNCIONAIS<text:tab/>8</text:a></text:p>
          <text:p text:style-name="P50"><text:a xlink:type="simple" xlink:href="#__RefHeading___Toc4596_857996748" text:style-name="Index_20_Link" text:visited-style-name="Index_20_Link">2.1 RNF01 – COMPATIBILIDADE COM NAVEGADORES<text:tab/>8</text:a></text:p>
          <text:p text:style-name="P50"><text:a xlink:type="simple" xlink:href="#__RefHeading___Toc4598_857996748" text:style-name="Index_20_Link" text:visited-style-name="Index_20_Link">2.2 RNF02 – MANTER HISTÓRICO DE DADOS<text:tab/>9</text:a></text:p>
          <text:p text:style-name="P50"><text:a xlink:type="simple" xlink:href="#__RefHeading___Toc4600_857996748" text:style-name="Index_20_Link" text:visited-style-name="Index_20_Link">2.3 RNF03 – IDIOMA<text:tab/>9</text:a></text:p>
          <text:p text:style-name="P50"><text:a xlink:type="simple" xlink:href="#__RefHeading___Toc4602_857996748" text:style-name="Index_20_Link" text:visited-style-name="Index_20_Link">2.4 RNF04 – LOG DE ACESSO<text:tab/>9</text:a></text:p>
          <text:p text:style-name="P59"><text:a xlink:type="simple" xlink:href="#__RefHeading___Toc13533_2941538080" text:style-name="Index_20_Link" text:visited-style-name="Index_20_Link">3 REGRAS DE NEGÓCIO<text:tab/>10</text:a></text:p>
          <text:p text:style-name="P59"><text:a xlink:type="simple" xlink:href="#__RefHeading___Toc4604_857996748" text:style-name="Index_20_Link" text:visited-style-name="Index_20_Link">4 DIAGRAMAS DE FUNCIONALIDADES<text:tab/>10</text:a></text:p>
        </text:index-body>
      </text:table-of-content>
      <text:p text:style-name="P44"/>
      <text:p text:style-name="P44"/>
      <text:h text:style-name="P82" text:outline-level="1" text:restart-numbering="true" text:start-value="-1"><text:bookmark-start text:name="__RefHeading___Toc4540_857996748"/>REQUISITOS FUNCIONAIS<text:bookmark-end text:name="__RefHeading___Toc4540_857996748"/></text:h>
      <text:p text:style-name="P47">Nesta seção estão descritos os requisitos do sistema que foram levantados a partir das necessidades do cliente.</text:p>
      <text:p text:style-name="P46"/>
      <text:h text:style-name="P51" text:outline-level="2"><text:bookmark-start text:name="__RefHeading___Toc12428_3862678703"/>R<text:span text:style-name="T77">FA</text:span>0<text:span text:style-name="T80">0001</text:span> – <text:span text:style-name="T83">MANTER USUÁRIO</text:span><text:bookmark-end text:name="__RefHeading___Toc12428_3862678703"/></text:h>
      <table:table table:name="Tabela39" table:style-name="Tabela39">
        <table:table-column table:style-name="Tabela39.A"/>
        <table:table-column table:style-name="Tabela39.B"/>
        <table:table-row table:style-name="Tabela39.1">
          <table:table-cell table:style-name="Tabela39.A1" table:number-columns-spanned="2" office:value-type="string">
            <text:p text:style-name="P31">RF<text:span text:style-name="T84">A</text:span>0<text:span text:style-name="T81">0001</text:span></text:p>
          </table:table-cell>
          <table:covered-table-cell/>
        </table:table-row>
        <table:table-row table:style-name="Tabela39.2">
          <table:table-cell table:style-name="Tabela39.A2" table:number-columns-spanned="2" office:value-type="string">
            <text:p text:style-name="P35"><text:span text:style-name="T41">Nome</text:span>: <text:span text:style-name="T112">Manter</text:span><text:span text:style-name="T27"> </text:span><text:span text:style-name="T28">U</text:span><text:span text:style-name="T29">suário</text:span></text:p>
          </table:table-cell>
          <table:covered-table-cell/>
        </table:table-row>
        <table:table-row table:style-name="Tabela39.2">
          <table:table-cell table:style-name="Tabela39.A3" office:value-type="string">
            <text:p text:style-name="P33"><text:span text:style-name="T7">Tipo: </text:span><text:span text:style-name="T8">Funcional </text:span><text:span text:style-name="T15">-</text:span><text:span text:style-name="T8"> </text:span><text:span text:style-name="T11">Agregador</text:span></text:p>
          </table:table-cell>
          <table:table-cell table:style-name="Tabela39.A3" office:value-type="string">
            <text:p text:style-name="P33"><text:span text:style-name="T7">Prioridade: </text:span><text:span text:style-name="T8">Alta</text:span></text:p>
          </table:table-cell>
        </table:table-row>
        <table:table-row table:style-name="Tabela39.4">
          <table:table-cell table:style-name="Tabela39.A1" table:number-columns-spanned="2" office:value-type="string">
            <text:p text:style-name="P31">Descrição</text:p>
          </table:table-cell>
          <table:covered-table-cell/>
        </table:table-row>
        <table:table-row table:style-name="Tabela39.5">
          <table:table-cell table:style-name="Tabela39.A5" table:number-columns-spanned="2" office:value-type="string">
            <text:p text:style-name="P24"><text:span text:style-name="T63">O sistema deve </text:span><text:span text:style-name="T64">p</text:span><text:span text:style-name="T63">ermitir</text:span><text:span text:style-name="T65"> </text:span><text:span text:style-name="T69">manter</text:span><text:span text:style-name="T66"> </text:span><text:span text:style-name="T65">usuário</text:span><text:span text:style-name="T69">s</text:span><text:span text:style-name="T65">.</text:span><text:span text:style-name="T37"> </text:span></text:p>
          </table:table-cell>
          <table:covered-table-cell/>
        </table:table-row>
      </table:table>
      <text:h text:style-name="P55" text:outline-level="3" text:is-list-header="true"/>
      <text:h text:style-name="P55" text:outline-level="3"><text:bookmark-start text:name="__RefHeading___Toc12430_3862678703"/><text:span text:style-name="T85">R</text:span><text:span text:style-name="T86">FU</text:span><text:span text:style-name="T85">0</text:span><text:span text:style-name="T87">000</text:span><text:span text:style-name="T91">2</text:span><text:span text:style-name="T85"> – </text:span><text:span text:style-name="T88">CADASTRAR USUÁRIO</text:span><text:bookmark-end text:name="__RefHeading___Toc12430_3862678703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0"><text:bookmark-start text:name="__RefHeading___Toc6445_1619110139"/>RF<text:span text:style-name="T84">U</text:span>0<text:span text:style-name="T81">0002</text:span><text:bookmark-end text:name="__RefHeading___Toc6445_1619110139"/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4"><text:bookmark-start text:name="__RefHeading___Toc6447_1619110139"/><text:span text:style-name="T41">Nome</text:span>: <text:span text:style-name="T26">Cadastr</text:span><text:span text:style-name="T27">ar </text:span><text:span text:style-name="T28">U</text:span><text:span text:style-name="T29">suário</text:span><text:bookmark-end text:name="__RefHeading___Toc6447_1619110139"/></text:p>
          </table:table-cell>
          <table:covered-table-cell/>
        </table:table-row>
        <table:table-row table:style-name="Tabela2.2">
          <table:table-cell table:style-name="Tabela2.A3" office:value-type="string">
            <text:p text:style-name="P32"><text:bookmark-start text:name="__RefHeading___Toc6449_1619110139"/><text:span text:style-name="T7">Tipo: </text:span><text:span text:style-name="T8">Funcional </text:span><text:span text:style-name="T15">- </text:span><text:span text:style-name="T11">Usuário</text:span><text:bookmark-end text:name="__RefHeading___Toc6449_1619110139"/></text:p>
          </table:table-cell>
          <table:table-cell table:style-name="Tabela2.A3" office:value-type="string">
            <text:p text:style-name="P32"><text:bookmark-start text:name="__RefHeading___Toc6451_1619110139"/><text:span text:style-name="T7">Prioridade: </text:span><text:span text:style-name="T8">Alta</text:span><text:bookmark-end text:name="__RefHeading___Toc6451_1619110139"/></text:p>
          </table:table-cell>
        </table:table-row>
        <table:table-row table:style-name="Tabela2.4">
          <table:table-cell table:style-name="Tabela2.A1" table:number-columns-spanned="2" office:value-type="string">
            <text:p text:style-name="Text"><text:bookmark-start text:name="__RefHeading___Toc6453_1619110139"/>Descrição<text:bookmark-end text:name="__RefHeading___Toc6453_1619110139"/></text:p>
          </table:table-cell>
          <table:covered-table-cell/>
        </table:table-row>
        <table:table-row table:style-name="Tabela2.5">
          <table:table-cell table:style-name="Tabela2.A5" table:number-columns-spanned="2" office:value-type="string">
            <text:p text:style-name="Text"><text:bookmark-start text:name="__RefHeading___Toc6455_1619110139"/><text:span text:style-name="T63">O sistema deve </text:span><text:span text:style-name="T64">p</text:span><text:span text:style-name="T63">ermitir </text:span><text:span text:style-name="T65">o cadastr</text:span><text:span text:style-name="T68">ar</text:span><text:span text:style-name="T70"> </text:span><text:span text:style-name="T71">um novo</text:span><text:span text:style-name="T65"> usuário.</text:span><text:span text:style-name="T37"> </text:span><text:bookmark-end text:name="__RefHeading___Toc6455_1619110139"/></text:p>
            <text:p text:style-name="P25"><text:bookmark-start text:name="__RefHeading___Toc6465_1619110139"/>Campos de entrada:<text:bookmark-end text:name="__RefHeading___Toc6465_1619110139"/></text:p>
            <text:list xml:id="list415843221" text:style-name="L1">
              <text:list-item>
                <text:p text:style-name="P62">Nome <text:s/>(<text:span text:style-name="T58">a</text:span>lfanumérico com até <text:span text:style-name="T79">100</text:span> caracteres; <text:span text:style-name="T58">o</text:span>brigatório);</text:p>
              </text:list-item>
              <text:list-item>
                <text:p text:style-name="P62">E-mail (<text:span text:style-name="T58">a</text:span>lfanumérico com até <text:span text:style-name="T79">150</text:span> caracteres; <text:span text:style-name="T58">o</text:span>brigatório; <text:span text:style-name="T58">ú</text:span>nico);</text:p>
              </text:list-item>
              <text:list-item>
                <text:p text:style-name="P62"><text:span text:style-name="T31">Perfis de acesso</text:span><text:span text:style-name="T18">(</text:span><text:span text:style-name="T43">Seleção conforme </text:span><text:span text:style-name="T108">RFU0</text:span><text:a xlink:type="simple" xlink:href="#1.1.5.RFU00005 – LISTA DE REGISTROS ESTÁTICOS DE PERFIL DE ACESSO |outline" text:style-name="Internet_20_link" text:visited-style-name="Visited_20_Internet_20_Link"><text:span text:style-name="T109">0</text:span></text:a><text:a xlink:type="simple" xlink:href="#1.1.5.RFU00005 – LISTA DE REGISTROS ESTÁTICOS DE PERFIL DE ACESSO |outline" text:style-name="Internet_20_link" text:visited-style-name="Visited_20_Internet_20_Link"><text:span text:style-name="T108">00</text:span></text:a><text:span text:style-name="T111">6</text:span><text:span text:style-name="T18">);</text:span></text:p>
              </text:list-item>
            </text:list>
            <text:p text:style-name="Text"><text:bookmark-start text:name="__RefHeading___Toc6489_1619110139"/><text:span text:style-name="T41">Campos de Saída</text:span>:<text:bookmark-end text:name="__RefHeading___Toc6489_1619110139"/></text:p>
            <text:list xml:id="list3818103567" text:style-name="L2">
              <text:list-item>
                <text:p text:style-name="P63">Mensagem de sucesso/erro;</text:p>
              </text:list-item>
              <text:list-item>
                <text:p text:style-name="P64">E-mail de confirmação <text:span text:style-name="T80">e criação da senha</text:span>.</text:p>
              </text:list-item>
            </text:list>
          </table:table-cell>
          <table:covered-table-cell/>
        </table:table-row>
      </table:table>
      <text:h text:style-name="P56" text:outline-level="3" text:is-list-header="true"><text:soft-page-break/><text:span text:style-name="T85"/></text:h>
      <text:h text:style-name="P56" text:outline-level="3"><text:bookmark-start text:name="__RefHeading___Toc4544_857996748"/><text:span text:style-name="T85">RF</text:span><text:span text:style-name="T89">U00003</text:span><text:span text:style-name="T85"> – </text:span><text:span text:style-name="T92">ALTERAR USUÁRIO</text:span><text:bookmark-end text:name="__RefHeading___Toc4544_857996748"/></text:h>
      <table:table table:name="Tabela3" table:style-name="Tabela3">
        <table:table-column table:style-name="Tabela3.A" table:number-columns-repeated="2"/>
        <table:table-row table:style-name="Tabela3.1">
          <table:table-cell table:style-name="Tabela3.A1" table:number-columns-spanned="2" office:value-type="string">
            <text:p text:style-name="P1"><text:bookmark-start text:name="__RefHeading___Toc6495_1619110139"/>RF<text:span text:style-name="T99">U</text:span>0<text:span text:style-name="T81">0003</text:span><text:bookmark-end text:name="__RefHeading___Toc6495_1619110139"/></text:p>
          </table:table-cell>
          <table:covered-table-cell/>
        </table:table-row>
        <table:table-row table:style-name="Tabela3.2">
          <table:table-cell table:style-name="Tabela3.A2" table:number-columns-spanned="2" office:value-type="string">
            <text:p text:style-name="P4"><text:bookmark-start text:name="__RefHeading___Toc6497_1619110139"/><text:span text:style-name="T41">Nome</text:span>: <text:span text:style-name="T30">Alterar usuário</text:span><text:bookmark-end text:name="__RefHeading___Toc6497_1619110139"/></text:p>
          </table:table-cell>
          <table:covered-table-cell/>
        </table:table-row>
        <table:table-row table:style-name="Tabela3.2">
          <table:table-cell table:style-name="Tabela3.A3" office:value-type="string">
            <text:p text:style-name="P2"><text:bookmark-start text:name="__RefHeading___Toc6499_1619110139"/><text:span text:style-name="T7">Tipo: </text:span><text:span text:style-name="T8">Funcional </text:span><text:span text:style-name="T15">- </text:span><text:span text:style-name="T12">Usuário</text:span><text:bookmark-end text:name="__RefHeading___Toc6499_1619110139"/></text:p>
          </table:table-cell>
          <table:table-cell table:style-name="Tabela3.A3" office:value-type="string">
            <text:p text:style-name="P2"><text:bookmark-start text:name="__RefHeading___Toc6501_1619110139"/><text:span text:style-name="T7">Prioridade: </text:span><text:span text:style-name="T8">Alta</text:span><text:bookmark-end text:name="__RefHeading___Toc6501_1619110139"/></text:p>
          </table:table-cell>
        </table:table-row>
        <table:table-row table:style-name="Tabela3.4">
          <table:table-cell table:style-name="Tabela3.A1" table:number-columns-spanned="2" office:value-type="string">
            <text:p text:style-name="P1"><text:bookmark-start text:name="__RefHeading___Toc6503_1619110139"/>Descrição<text:bookmark-end text:name="__RefHeading___Toc6503_1619110139"/></text:p>
          </table:table-cell>
          <table:covered-table-cell/>
        </table:table-row>
        <table:table-row table:style-name="Tabela3.5">
          <table:table-cell table:style-name="Tabela3.A5" table:number-columns-spanned="2" office:value-type="string">
            <text:p text:style-name="Text"><text:span text:style-name="T63">O sistema deve </text:span><text:span text:style-name="T64">p</text:span><text:span text:style-name="T63">ermitir</text:span><text:span text:style-name="T66"> </text:span><text:span text:style-name="T67">alterar um </text:span><text:span text:style-name="T65">usuário.</text:span><text:span text:style-name="T37"> </text:span></text:p>
            <text:p text:style-name="P25">Campos de entrada:</text:p>
            <text:list xml:id="list125035417918688" text:continue-list="list415843221" text:style-name="L1">
              <text:list-item text:start-value="1">
                <text:p text:style-name="P62"><text:bookmark-start text:name="__RefHeading___Toc6467_16191101392"/>Nome <text:s/>(<text:span text:style-name="T58">a</text:span>lfanumérico com até <text:span text:style-name="T79">100</text:span> caracteres; <text:span text:style-name="T58">o</text:span>brigatório);<text:bookmark-end text:name="__RefHeading___Toc6467_16191101392"/></text:p>
              </text:list-item>
              <text:list-item>
                <text:p text:style-name="P62"><text:bookmark-start text:name="__RefHeading___Toc6469_16191101392"/>E-mail (<text:span text:style-name="T58">a</text:span>lfanumérico com até <text:span text:style-name="T79">150</text:span> caracteres; <text:span text:style-name="T58">o</text:span>brigatório; <text:span text:style-name="T58">ú</text:span>nico);<text:bookmark-end text:name="__RefHeading___Toc6469_16191101392"/></text:p>
              </text:list-item>
              <text:list-item>
                <text:p text:style-name="P62"><text:bookmark-start text:name="__RefHeading___Toc6473_16191101392"/><text:span text:style-name="T80">Perfis de acesso</text:span>(<text:span text:style-name="T43">Seleção conforme </text:span><text:span text:style-name="T108">RFU0</text:span><text:a xlink:type="simple" xlink:href="#1.1.5.RFU00005 – LISTA DE REGISTROS ESTÁTICOS DE PERFIL DE ACESSO |outline" text:style-name="Internet_20_link" text:visited-style-name="Visited_20_Internet_20_Link"><text:span text:style-name="T109">0</text:span></text:a><text:a xlink:type="simple" xlink:href="#1.1.5.RFU00005 – LISTA DE REGISTROS ESTÁTICOS DE PERFIL DE ACESSO |outline" text:style-name="Internet_20_link" text:visited-style-name="Visited_20_Internet_20_Link"><text:span text:style-name="T108">00</text:span></text:a><text:span text:style-name="T111">6</text:span>);<text:bookmark-end text:name="__RefHeading___Toc6473_16191101392"/></text:p>
              </text:list-item>
            </text:list>
            <text:p text:style-name="Text"><text:bookmark-start text:name="__RefHeading___Toc6489_16191101392"/><text:span text:style-name="T41">Campos de Saída</text:span>:<text:bookmark-end text:name="__RefHeading___Toc6489_16191101392"/></text:p>
            <text:list xml:id="list3397925120" text:style-name="L3">
              <text:list-item>
                <text:p text:style-name="P65"><text:bookmark-start text:name="__RefHeading___Toc6491_16191101392"/>Mensagem de sucesso/erro;<text:bookmark-end text:name="__RefHeading___Toc6491_16191101392"/></text:p>
                <text:p text:style-name="P65"/>
              </text:list-item>
            </text:list>
          </table:table-cell>
          <table:covered-table-cell/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57" text:outline-level="3"><text:bookmark-start text:name="__RefHeading___Toc4546_857996748"/><text:soft-page-break/>RF<text:span text:style-name="T98">U</text:span>0<text:span text:style-name="T97">0004</text:span> – <text:span text:style-name="T96">CONSULTAR USUÁRIO</text:span><text:bookmark-end text:name="__RefHeading___Toc4546_857996748"/></text:h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p text:style-name="P1"><text:bookmark-start text:name="__RefHeading___Toc6541_1619110139"/>RF<text:span text:style-name="T99">U</text:span>0<text:span text:style-name="T97">0004</text:span><text:bookmark-end text:name="__RefHeading___Toc6541_1619110139"/></text:p>
          </table:table-cell>
          <table:covered-table-cell/>
        </table:table-row>
        <table:table-row table:style-name="Tabela4.2">
          <table:table-cell table:style-name="Tabela4.A2" table:number-columns-spanned="2" office:value-type="string">
            <text:p text:style-name="P4"><text:bookmark-start text:name="__RefHeading___Toc6543_1619110139"/><text:span text:style-name="T41">Nome</text:span>: <text:span text:style-name="T32">Consultar Usuário</text:span><text:bookmark-end text:name="__RefHeading___Toc6543_1619110139"/></text:p>
          </table:table-cell>
          <table:covered-table-cell/>
        </table:table-row>
        <table:table-row table:style-name="Tabela4.2">
          <table:table-cell table:style-name="Tabela4.A3" office:value-type="string">
            <text:p text:style-name="P2"><text:bookmark-start text:name="__RefHeading___Toc6545_1619110139"/><text:span text:style-name="T7">Tipo: </text:span><text:span text:style-name="T8">Funcional </text:span><text:span text:style-name="T15">- </text:span><text:span text:style-name="T13">Usuário</text:span><text:bookmark-end text:name="__RefHeading___Toc6545_1619110139"/></text:p>
          </table:table-cell>
          <table:table-cell table:style-name="Tabela4.A3" office:value-type="string">
            <text:p text:style-name="P2"><text:bookmark-start text:name="__RefHeading___Toc6547_1619110139"/><text:span text:style-name="T7">Prioridade: </text:span><text:span text:style-name="T13">Alta</text:span><text:bookmark-end text:name="__RefHeading___Toc6547_1619110139"/></text:p>
          </table:table-cell>
        </table:table-row>
        <table:table-row table:style-name="Tabela4.4">
          <table:table-cell table:style-name="Tabela4.A1" table:number-columns-spanned="2" office:value-type="string">
            <text:p text:style-name="Text"><text:bookmark-start text:name="__RefHeading___Toc6549_1619110139"/>Descrição<text:bookmark-end text:name="__RefHeading___Toc6549_1619110139"/></text:p>
          </table:table-cell>
          <table:covered-table-cell/>
        </table:table-row>
        <table:table-row table:style-name="Tabela4.5">
          <table:table-cell table:style-name="Tabela4.A5" table:number-columns-spanned="2" office:value-type="string">
            <text:p text:style-name="Text">O sistema deve permitir consultar usuários.</text:p>
            <text:p text:style-name="P25">Campos de entrada:</text:p>
            <text:list xml:id="list125035387387016" text:continue-list="list125035417918688" text:style-name="L1">
              <text:list-item text:start-value="1">
                <text:p text:style-name="P62">Nome <text:s/>(<text:span text:style-name="T104">Aceita valor parcial</text:span>);</text:p>
              </text:list-item>
              <text:list-item>
                <text:p text:style-name="P62"><text:bookmark-start text:name="__RefHeading___Toc6469_161911013921"/>E-mail (<text:span text:style-name="T104">Aceita valor parcial</text:span>);<text:bookmark-end text:name="__RefHeading___Toc6469_161911013921"/></text:p>
              </text:list-item>
              <text:list-item>
                <text:p text:style-name="P62"><text:bookmark-start text:name="__RefHeading___Toc6473_161911013921"/><text:span text:style-name="T104">Status </text:span>(<text:span text:style-name="T104">Ativo ou inativo</text:span>);<text:bookmark-end text:name="__RefHeading___Toc6473_161911013921"/></text:p>
              </text:list-item>
            </text:list>
            <text:p text:style-name="P25">Campos de saída:</text:p>
            <text:list xml:id="list1811686563" text:style-name="WWNum2">
              <text:list-item>
                <text:p text:style-name="P66">Nome;</text:p>
              </text:list-item>
              <text:list-item>
                <text:p text:style-name="P66"><text:bookmark-start text:name="__RefHeading___Toc6469_1619110139211"/>E-mail;<text:bookmark-end text:name="__RefHeading___Toc6469_1619110139211"/></text:p>
              </text:list-item>
              <text:list-item>
                <text:p text:style-name="P66"><text:bookmark-start text:name="__RefHeading___Toc6473_1619110139211"/><text:span text:style-name="T104">Status</text:span>;<text:bookmark-end text:name="__RefHeading___Toc6473_1619110139211"/></text:p>
              </text:list-item>
              <text:list-item>
                <text:p text:style-name="P66">Mensagem de nenhum registro encontrado.</text:p>
                <text:p text:style-name="P66"/>
              </text:list-item>
            </text:list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ext:h text:style-name="P56" text:outline-level="3"><text:bookmark-start text:name="__RefHeading___Toc4548_857996748"/><text:soft-page-break/><text:span text:style-name="T85">RF</text:span><text:span text:style-name="T89">U000</text:span><text:span text:style-name="T85">0</text:span><text:span text:style-name="T91">5</text:span><text:span text:style-name="T85"> – </text:span><text:span text:style-name="T90">ALTERAR STATUS DO USUÁRIO</text:span><text:bookmark-end text:name="__RefHeading___Toc4548_857996748"/></text:h>
      <table:table table:name="Tabela5" table:style-name="Tabela5">
        <table:table-column table:style-name="Tabela5.A" table:number-columns-repeated="2"/>
        <table:table-row table:style-name="Tabela5.1">
          <table:table-cell table:style-name="Tabela5.A1" table:number-columns-spanned="2" office:value-type="string">
            <text:p text:style-name="P1"><text:bookmark-start text:name="__RefHeading___Toc6567_1619110139"/>RF<text:span text:style-name="T99">U</text:span>0<text:span text:style-name="T98">0005</text:span><text:bookmark-end text:name="__RefHeading___Toc6567_1619110139"/></text:p>
          </table:table-cell>
          <table:covered-table-cell/>
        </table:table-row>
        <table:table-row table:style-name="Tabela5.2">
          <table:table-cell table:style-name="Tabela5.A2" table:number-columns-spanned="2" office:value-type="string">
            <text:p text:style-name="P4"><text:bookmark-start text:name="__RefHeading___Toc6569_1619110139"/><text:span text:style-name="T41">Nome</text:span>: <text:span text:style-name="T33">Alterar status do usuário</text:span><text:bookmark-end text:name="__RefHeading___Toc6569_1619110139"/></text:p>
          </table:table-cell>
          <table:covered-table-cell/>
        </table:table-row>
        <table:table-row table:style-name="Tabela5.2">
          <table:table-cell table:style-name="Tabela5.A3" office:value-type="string">
            <text:p text:style-name="P2"><text:bookmark-start text:name="__RefHeading___Toc6571_1619110139"/><text:span text:style-name="T7">Tipo: </text:span><text:span text:style-name="T8">Funcional </text:span><text:span text:style-name="T15">- </text:span><text:span text:style-name="T14">Usuário</text:span><text:bookmark-end text:name="__RefHeading___Toc6571_1619110139"/></text:p>
          </table:table-cell>
          <table:table-cell table:style-name="Tabela5.A3" office:value-type="string">
            <text:p text:style-name="P2"><text:bookmark-start text:name="__RefHeading___Toc6573_1619110139"/><text:span text:style-name="T7">Prioridade: </text:span><text:span text:style-name="T9">Média</text:span><text:bookmark-end text:name="__RefHeading___Toc6573_1619110139"/></text:p>
          </table:table-cell>
        </table:table-row>
        <table:table-row table:style-name="Tabela5.4">
          <table:table-cell table:style-name="Tabela5.A1" table:number-columns-spanned="2" office:value-type="string">
            <text:p text:style-name="P3"><text:bookmark-start text:name="__RefHeading___Toc6575_1619110139"/>Descrição<text:bookmark-end text:name="__RefHeading___Toc6575_1619110139"/></text:p>
          </table:table-cell>
          <table:covered-table-cell/>
        </table:table-row>
        <table:table-row table:style-name="Tabela5.5">
          <table:table-cell table:style-name="Tabela5.A5" table:number-columns-spanned="2" office:value-type="string">
            <text:p text:style-name="Text">O sistema deve permitir ao usuário alterar o status de um usuário (todo usuário inativo perderá o acesso ao sistema).</text:p>
            <text:p text:style-name="P25">Campos de entrada:</text:p>
            <text:list xml:id="list125035344612139" text:continue-list="list125035387387016" text:style-name="L1">
              <text:list-item text:start-value="1">
                <text:p text:style-name="P62"><text:span text:style-name="T105">Usuário</text:span>;</text:p>
              </text:list-item>
              <text:list-item>
                <text:p text:style-name="P62"><text:bookmark-start text:name="__RefHeading___Toc6469_1619110139212"/><text:span text:style-name="T105">Status</text:span>;<text:bookmark-end text:name="__RefHeading___Toc6469_1619110139212"/></text:p>
              </text:list-item>
            </text:list>
            <text:p text:style-name="P25">Campos de saída:</text:p>
            <text:list xml:id="list125034316005040" text:continue-list="list1811686563" text:style-name="WWNum2">
              <text:list-item text:start-value="1">
                <text:p text:style-name="P66">Mensagem de confirmação, sucesso ou erro.</text:p>
                <text:p text:style-name="P66"/>
              </text:list-item>
            </text:list>
          </table:table-cell>
          <table:covered-table-cell/>
        </table:table-row>
      </table:table>
      <text:h text:style-name="P56" text:outline-level="3" text:is-list-header="true"/>
      <text:h text:style-name="P56" text:outline-level="3"><text:bookmark-start text:name="__RefHeading___Toc4550_857996748"/>RF<text:span text:style-name="T100">U000</text:span>0<text:span text:style-name="T113">6</text:span> – <text:span text:style-name="T100">LISTA DE REGISTROS ESTÁTICOS DE PERFIL DE ACESSO</text:span> <text:bookmark-end text:name="__RefHeading___Toc4550_857996748"/></text:h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1"><text:bookmark-start text:name="__RefHeading___Toc6597_1619110139"/>RF<text:span text:style-name="T100">U000</text:span>0<text:span text:style-name="T113">6</text:span><text:bookmark-end text:name="__RefHeading___Toc6597_1619110139"/></text:p>
          </table:table-cell>
          <table:covered-table-cell/>
        </table:table-row>
        <table:table-row table:style-name="Tabela6.2">
          <table:table-cell table:style-name="Tabela6.A2" table:number-columns-spanned="2" office:value-type="string">
            <text:p text:style-name="P4"><text:bookmark-start text:name="__RefHeading___Toc6599_1619110139"/><text:span text:style-name="T41">Nome</text:span>: <text:span text:style-name="T33">Lista de registros estáticos de perfil de acesso</text:span><text:bookmark-end text:name="__RefHeading___Toc6599_1619110139"/></text:p>
          </table:table-cell>
          <table:covered-table-cell/>
        </table:table-row>
        <table:table-row table:style-name="Tabela6.2">
          <table:table-cell table:style-name="Tabela6.A3" office:value-type="string">
            <text:p text:style-name="P2"><text:bookmark-start text:name="__RefHeading___Toc6601_1619110139"/><text:span text:style-name="T7">Tipo: </text:span><text:span text:style-name="T8">Funcional </text:span><text:span text:style-name="T15">-</text:span><text:span text:style-name="T8"> </text:span><text:span text:style-name="T14">Usuário</text:span><text:bookmark-end text:name="__RefHeading___Toc6601_1619110139"/></text:p>
          </table:table-cell>
          <table:table-cell table:style-name="Tabela6.A3" office:value-type="string">
            <text:p text:style-name="P2"><text:bookmark-start text:name="__RefHeading___Toc6603_1619110139"/><text:span text:style-name="T7">Prioridade: </text:span><text:span text:style-name="T8">Alta</text:span><text:bookmark-end text:name="__RefHeading___Toc6603_1619110139"/></text:p>
          </table:table-cell>
        </table:table-row>
        <table:table-row table:style-name="Tabela6.4">
          <table:table-cell table:style-name="Tabela6.A1" table:number-columns-spanned="2" office:value-type="string">
            <text:p text:style-name="P1"><text:bookmark-start text:name="__RefHeading___Toc6605_1619110139"/>Descrição<text:bookmark-end text:name="__RefHeading___Toc6605_1619110139"/></text:p>
          </table:table-cell>
          <table:covered-table-cell/>
        </table:table-row>
        <table:table-row table:style-name="Tabela6.5">
          <table:table-cell table:style-name="Tabela6.A5" table:number-columns-spanned="2" office:value-type="string">
            <text:p text:style-name="Text">O sistema deve considerar os seguintes registros estáticos para perfil de acesso.</text:p>
            <text:p text:style-name="P25">Campos de entrada:</text:p>
            <text:list xml:id="list3836567968" text:style-name="WWNum6">
              <text:list-item>
                <text:p text:style-name="P67">Administrador;</text:p>
              </text:list-item>
              <text:list-item>
                <text:p text:style-name="P67">Usuário;</text:p>
              </text:list-item>
              <text:list-item>
                <text:p text:style-name="P67">Observador;</text:p>
              </text:list-item>
              <text:list-item>
                <text:p text:style-name="P67">EGP.</text:p>
                <text:p text:style-name="P80"/>
              </text:list-item>
            </text:list>
          </table:table-cell>
          <table:covered-table-cell/>
        </table:table-row>
      </table:table>
      <text:h text:style-name="P58" text:outline-level="3"><text:bookmark-start text:name="__RefHeading___Toc4552_857996748"/><text:soft-page-break/><text:span text:style-name="T93">RF</text:span><text:span text:style-name="T94">S000</text:span><text:span text:style-name="T93">0</text:span><text:span text:style-name="T95">7</text:span><text:span text:style-name="T93"> – </text:span><text:span text:style-name="T94">ALTERAR SENHA DO USUÁRIO</text:span><text:bookmark-end text:name="__RefHeading___Toc4552_857996748"/></text:h>
      <table:table table:name="Tabela7" table:style-name="Tabela7">
        <table:table-column table:style-name="Tabela7.A" table:number-columns-repeated="2"/>
        <table:table-row table:style-name="Tabela7.1">
          <table:table-cell table:style-name="Tabela7.A1" table:number-columns-spanned="2" office:value-type="string">
            <text:p text:style-name="P1"><text:bookmark-start text:name="__RefHeading___Toc6631_1619110139"/>RF<text:span text:style-name="T101">S000</text:span>0<text:span text:style-name="T113">7</text:span><text:bookmark-end text:name="__RefHeading___Toc6631_1619110139"/></text:p>
          </table:table-cell>
          <table:covered-table-cell/>
        </table:table-row>
        <table:table-row table:style-name="Tabela7.2">
          <table:table-cell table:style-name="Tabela7.A2" table:number-columns-spanned="2" office:value-type="string">
            <text:p text:style-name="P2"><text:bookmark-start text:name="__RefHeading___Toc6633_1619110139"/><text:span text:style-name="T45">Nome</text:span><text:span text:style-name="T72">: </text:span><text:span text:style-name="T36">Alterar senha do usuário</text:span><text:bookmark-end text:name="__RefHeading___Toc6633_1619110139"/></text:p>
          </table:table-cell>
          <table:covered-table-cell/>
        </table:table-row>
        <table:table-row table:style-name="Tabela7.2">
          <table:table-cell table:style-name="Tabela7.A3" office:value-type="string">
            <text:p text:style-name="P2"><text:bookmark-start text:name="__RefHeading___Toc6635_1619110139"/><text:span text:style-name="T7">Tipo: </text:span><text:span text:style-name="T8">Funcional </text:span><text:span text:style-name="T16">- Subfunção</text:span><text:bookmark-end text:name="__RefHeading___Toc6635_1619110139"/></text:p>
          </table:table-cell>
          <table:table-cell table:style-name="Tabela7.A3" office:value-type="string">
            <text:p text:style-name="P2"><text:bookmark-start text:name="__RefHeading___Toc6637_1619110139"/><text:span text:style-name="T7">Prioridade: </text:span><text:span text:style-name="T16">Alta</text:span><text:bookmark-end text:name="__RefHeading___Toc6637_1619110139"/></text:p>
          </table:table-cell>
        </table:table-row>
        <table:table-row table:style-name="Tabela7.4">
          <table:table-cell table:style-name="Tabela7.A1" table:number-columns-spanned="2" office:value-type="string">
            <text:p text:style-name="P1"><text:bookmark-start text:name="__RefHeading___Toc6639_1619110139"/>Descrição<text:bookmark-end text:name="__RefHeading___Toc6639_1619110139"/></text:p>
          </table:table-cell>
          <table:covered-table-cell/>
        </table:table-row>
        <table:table-row table:style-name="Tabela7.5">
          <table:table-cell table:style-name="Tabela7.A5" table:number-columns-spanned="2" office:value-type="string">
            <text:p text:style-name="Text"><text:bookmark-start text:name="__RefHeading___Toc6641_1619110139"/>O sistema deve permitir <text:span text:style-name="T102">ao usuário alterar a senha de um usuário conforme as condições abaixo:</text:span><text:bookmark-end text:name="__RefHeading___Toc6641_1619110139"/></text:p>
            <text:p text:style-name="Text"><text:bookmark-start text:name="__RefHeading___Toc6657_1619110139"/><text:span text:style-name="T41">Campos de entrada</text:span>:<text:bookmark-end text:name="__RefHeading___Toc6657_1619110139"/></text:p>
            <text:list xml:id="list1483503933" text:style-name="L4">
              <text:list-item>
                <text:p text:style-name="P68"><text:bookmark-start text:name="__RefHeading___Toc6659_1619110139"/><text:span text:style-name="T102">Senha atual</text:span> <text:span text:style-name="T39">(Alfanumérico com até 50 caracteres; obrigatório)</text:span>;<text:bookmark-end text:name="__RefHeading___Toc6659_1619110139"/></text:p>
              </text:list-item>
              <text:list-item>
                <text:p text:style-name="P68"><text:bookmark-start text:name="__RefHeading___Toc6661_1619110139"/><text:span text:style-name="T102">Nova senha</text:span> <text:span text:style-name="T39">(Alfanumérico com até 50 caracteres; obrigatório)</text:span>;<text:bookmark-end text:name="__RefHeading___Toc6661_1619110139"/></text:p>
              </text:list-item>
              <text:list-item>
                <text:p text:style-name="P68"><text:bookmark-start text:name="__RefHeading___Toc6663_1619110139"/><text:span text:style-name="T102">Confirmar senha</text:span> <text:span text:style-name="T39">(Alfanumérico com até 50 caracteres; obrigatório; deve ser idêntico a nova senha).</text:span><text:bookmark-end text:name="__RefHeading___Toc6663_1619110139"/></text:p>
                <text:p text:style-name="P68"/>
              </text:list-item>
            </text:list>
          </table:table-cell>
          <table:covered-table-cell/>
        </table:table-row>
      </table:table>
      <text:p text:style-name="Text"/>
      <text:h text:style-name="P56" text:outline-level="3"><text:bookmark-start text:name="__RefHeading___Toc4554_857996748"/>RF<text:span text:style-name="T103">U000</text:span>0<text:span text:style-name="T113">8</text:span> – <text:span text:style-name="T103">VISUALIZAR DETALHES DO USUÁRIO</text:span><text:bookmark-end text:name="__RefHeading___Toc4554_857996748"/></text:h>
      <table:table table:name="Tabela8" table:style-name="Tabela8">
        <table:table-column table:style-name="Tabela8.A" table:number-columns-repeated="2"/>
        <table:table-row table:style-name="Tabela8.1">
          <table:table-cell table:style-name="Tabela8.A1" table:number-columns-spanned="2" office:value-type="string">
            <text:p text:style-name="P6"><text:bookmark-start text:name="__RefHeading___Toc6669_1619110139"/>RF<text:span text:style-name="T103">U</text:span>0<text:span text:style-name="T103">0008</text:span><text:bookmark-end text:name="__RefHeading___Toc6669_1619110139"/></text:p>
          </table:table-cell>
          <table:covered-table-cell/>
        </table:table-row>
        <table:table-row table:style-name="Tabela8.2">
          <table:table-cell table:style-name="Tabela8.A2" table:number-columns-spanned="2" office:value-type="string">
            <text:p text:style-name="P5"><text:bookmark-start text:name="__RefHeading___Toc6671_1619110139"/><text:span text:style-name="T41">Nome</text:span>: <text:span text:style-name="T49">Visualizar detalhes do usuário</text:span><text:bookmark-end text:name="__RefHeading___Toc6671_1619110139"/></text:p>
          </table:table-cell>
          <table:covered-table-cell/>
        </table:table-row>
        <table:table-row table:style-name="Tabela8.2">
          <table:table-cell table:style-name="Tabela8.A3" office:value-type="string">
            <text:p text:style-name="P5"><text:bookmark-start text:name="__RefHeading___Toc6673_1619110139"/><text:span text:style-name="T7">Tipo: </text:span><text:span text:style-name="T8">Funcional </text:span><text:span text:style-name="T17">- Usuário</text:span><text:bookmark-end text:name="__RefHeading___Toc6673_1619110139"/></text:p>
          </table:table-cell>
          <table:table-cell table:style-name="Tabela8.A3" office:value-type="string">
            <text:p text:style-name="P5"><text:bookmark-start text:name="__RefHeading___Toc6675_1619110139"/><text:span text:style-name="T7">Prioridade: </text:span><text:span text:style-name="T17">Alta</text:span><text:bookmark-end text:name="__RefHeading___Toc6675_1619110139"/></text:p>
          </table:table-cell>
        </table:table-row>
        <table:table-row table:style-name="Tabela8.4">
          <table:table-cell table:style-name="Tabela8.A1" table:number-columns-spanned="2" office:value-type="string">
            <text:p text:style-name="P6"><text:bookmark-start text:name="__RefHeading___Toc6677_1619110139"/>Descrição<text:bookmark-end text:name="__RefHeading___Toc6677_1619110139"/></text:p>
          </table:table-cell>
          <table:covered-table-cell/>
        </table:table-row>
        <table:table-row table:style-name="Tabela8.5">
          <table:table-cell table:style-name="Tabela8.A5" table:number-columns-spanned="2" office:value-type="string">
            <text:p text:style-name="Text">O sistema deve permitir ao usuário visualizar detalhes do usuário.</text:p>
            <text:p text:style-name="Text"><text:span text:style-name="T41">Campos de </text:span><text:span text:style-name="T44">saída</text:span>:</text:p>
            <text:list xml:id="list125034221579235" text:continue-list="list1483503933" text:style-name="L4">
              <text:list-item text:start-value="1">
                <text:p text:style-name="P68"><text:bookmark-start text:name="__RefHeading___Toc6659_16191101391"/><text:span text:style-name="T106">Nome</text:span>;<text:bookmark-end text:name="__RefHeading___Toc6659_16191101391"/></text:p>
              </text:list-item>
              <text:list-item>
                <text:p text:style-name="P69">E-mail;</text:p>
              </text:list-item>
              <text:list-item>
                <text:p text:style-name="P68">Perfis de acesso.</text:p>
                <text:p text:style-name="P68"/>
              </text:list-item>
            </text:list>
          </table:table-cell>
          <table:covered-table-cell/>
        </table:table-row>
      </table:table>
      <text:p text:style-name="Text"><text:span text:style-name="T119"/></text:p>
      <text:p text:style-name="Text"><text:span text:style-name="T119">Adicionar os demais requisitos funcionais…</text:span></text:p>
      <text:h text:style-name="P83" text:outline-level="1"><text:bookmark-start text:name="__RefHeading___Toc4594_857996748"/><text:soft-page-break/>REQUISITOS NÃO FUNCIONAIS<text:bookmark-end text:name="__RefHeading___Toc4594_857996748"/></text:h>
      <text:h text:style-name="P54" text:outline-level="2"><text:bookmark-start text:name="__RefHeading___Toc4596_857996748"/><text:span text:style-name="T60">RNF01 – COMPATIBILIDADE COM</text:span> NAVEGADORES<text:bookmark-end text:name="__RefHeading___Toc4596_857996748"/></text:h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6"><text:bookmark-start text:name="__RefHeading___Toc7331_1619110139"/>RNF01<text:bookmark-end text:name="__RefHeading___Toc7331_1619110139"/></text:p>
          </table:table-cell>
          <table:covered-table-cell/>
        </table:table-row>
        <table:table-row table:style-name="Tabela1.2">
          <table:table-cell table:style-name="Tabela1.A2" table:number-columns-spanned="2" office:value-type="string">
            <text:p text:style-name="P5"><text:bookmark-start text:name="__RefHeading___Toc7333_1619110139"/><text:span text:style-name="T42">Nome: </text:span><text:span text:style-name="T24">Compatibilidade com</text:span><text:span text:style-name="T10"> Navegadores</text:span><text:bookmark-end text:name="__RefHeading___Toc7333_1619110139"/></text:p>
          </table:table-cell>
          <table:covered-table-cell/>
        </table:table-row>
        <table:table-row table:style-name="Tabela1.2">
          <table:table-cell table:style-name="Tabela1.A3" office:value-type="string">
            <text:p text:style-name="P5"><text:bookmark-start text:name="__RefHeading___Toc7335_1619110139"/><text:span text:style-name="T40">Tipo:</text:span> <text:span text:style-name="T35">Não Funcional</text:span><text:bookmark-end text:name="__RefHeading___Toc7335_1619110139"/></text:p>
          </table:table-cell>
          <table:table-cell table:style-name="Tabela1.A3" office:value-type="string">
            <text:p text:style-name="P5"><text:bookmark-start text:name="__RefHeading___Toc7337_1619110139"/><text:span text:style-name="T40">Prioridade:</text:span> <text:span text:style-name="T22">M</text:span><text:span text:style-name="T19">é</text:span><text:span text:style-name="T23">dia</text:span><text:bookmark-end text:name="__RefHeading___Toc7337_1619110139"/></text:p>
          </table:table-cell>
        </table:table-row>
        <table:table-row table:style-name="Tabela1.4">
          <table:table-cell table:style-name="Tabela1.A1" table:number-columns-spanned="2" office:value-type="string">
            <text:p text:style-name="P6"><text:bookmark-start text:name="__RefHeading___Toc7339_1619110139"/>Descrição<text:bookmark-end text:name="__RefHeading___Toc7339_1619110139"/></text:p>
          </table:table-cell>
          <table:covered-table-cell/>
        </table:table-row>
        <table:table-row table:style-name="Tabela1.5">
          <table:table-cell table:style-name="Tabela1.A5" table:number-columns-spanned="2" office:value-type="string">
            <text:p text:style-name="Text"><text:span text:style-name="T55">O sistema web deve ser compatível com os navegadores Google <text:s/>Chrome, Mozilla <text:s/>Firefox </text:span><text:span text:style-name="T56">e</text:span><text:span text:style-name="T55"> </text:span><text:span text:style-name="T54">Microsoft Edge</text:span><text:span text:style-name="T55">.</text:span></text:p>
          </table:table-cell>
          <table:covered-table-cell/>
        </table:table-row>
      </table:table>
      <text:p text:style-name="Text"/>
      <text:h text:style-name="P52" text:outline-level="2"><text:bookmark-start text:name="__RefHeading___Toc4598_857996748"/>RNF02 – MANTER HISTÓRICO DE DADOS<text:bookmark-end text:name="__RefHeading___Toc4598_857996748"/></text:h>
      <table:table table:name="Tabela16" table:style-name="Tabela16">
        <table:table-column table:style-name="Tabela16.A" table:number-columns-repeated="2"/>
        <table:table-row table:style-name="Tabela16.1">
          <table:table-cell table:style-name="Tabela16.A1" table:number-columns-spanned="2" office:value-type="string">
            <text:p text:style-name="P6"><text:bookmark-start text:name="__RefHeading___Toc7343_1619110139"/>RNF0<text:span text:style-name="T38">2</text:span><text:bookmark-end text:name="__RefHeading___Toc7343_1619110139"/></text:p>
          </table:table-cell>
          <table:covered-table-cell/>
        </table:table-row>
        <table:table-row table:style-name="Tabela16.2">
          <table:table-cell table:style-name="Tabela16.A2" table:number-columns-spanned="2" office:value-type="string">
            <text:p text:style-name="P5"><text:bookmark-start text:name="__RefHeading___Toc7345_1619110139"/><text:span text:style-name="T41">Nome</text:span>: <text:span text:style-name="T24">Manter Histórico de Dados</text:span><text:bookmark-end text:name="__RefHeading___Toc7345_1619110139"/></text:p>
          </table:table-cell>
          <table:covered-table-cell/>
        </table:table-row>
        <table:table-row table:style-name="Tabela16.2">
          <table:table-cell table:style-name="Tabela16.A3" office:value-type="string">
            <text:p text:style-name="P5"><text:bookmark-start text:name="__RefHeading___Toc7347_1619110139"/><text:span text:style-name="T40">Tipo:</text:span> <text:span text:style-name="T35">Não Funcional</text:span><text:bookmark-end text:name="__RefHeading___Toc7347_1619110139"/></text:p>
          </table:table-cell>
          <table:table-cell table:style-name="Tabela16.A3" office:value-type="string">
            <text:p text:style-name="P5"><text:bookmark-start text:name="__RefHeading___Toc7349_1619110139"/><text:span text:style-name="T40">Prioridade:</text:span> <text:span text:style-name="T20">Alta</text:span><text:bookmark-end text:name="__RefHeading___Toc7349_1619110139"/></text:p>
          </table:table-cell>
        </table:table-row>
        <table:table-row table:style-name="Tabela16.4">
          <table:table-cell table:style-name="Tabela16.A1" table:number-columns-spanned="2" office:value-type="string">
            <text:p text:style-name="P6"><text:bookmark-start text:name="__RefHeading___Toc7351_1619110139"/>Descrição<text:bookmark-end text:name="__RefHeading___Toc7351_1619110139"/></text:p>
          </table:table-cell>
          <table:covered-table-cell/>
        </table:table-row>
        <table:table-row table:style-name="Tabela16.5">
          <table:table-cell table:style-name="Tabela16.A5" table:number-columns-spanned="2" office:value-type="string">
            <text:p text:style-name="P74">O sistema deve manter todo o histórico dos dados.</text:p>
            <text:p text:style-name="P74"/>
          </table:table-cell>
          <table:covered-table-cell/>
        </table:table-row>
      </table:table>
      <text:p text:style-name="Text"/>
      <text:h text:style-name="P52" text:outline-level="2"><text:bookmark-start text:name="__RefHeading___Toc4600_857996748"/>RNF03 – IDIOMA <text:bookmark-end text:name="__RefHeading___Toc4600_857996748"/></text:h>
      <table:table table:name="Tabela17" table:style-name="Tabela17">
        <table:table-column table:style-name="Tabela17.A" table:number-columns-repeated="2"/>
        <table:table-row table:style-name="Tabela17.1">
          <table:table-cell table:style-name="Tabela17.A1" table:number-columns-spanned="2" office:value-type="string">
            <text:p text:style-name="P6"><text:bookmark-start text:name="__RefHeading___Toc7355_1619110139"/>RNF0<text:span text:style-name="T38">3</text:span><text:bookmark-end text:name="__RefHeading___Toc7355_1619110139"/></text:p>
          </table:table-cell>
          <table:covered-table-cell/>
        </table:table-row>
        <table:table-row table:style-name="Tabela17.2">
          <table:table-cell table:style-name="Tabela17.A2" table:number-columns-spanned="2" office:value-type="string">
            <text:p text:style-name="P5"><text:bookmark-start text:name="__RefHeading___Toc7357_1619110139"/><text:span text:style-name="T41">Nome</text:span>: <text:span text:style-name="T25">Idioma</text:span><text:bookmark-end text:name="__RefHeading___Toc7357_1619110139"/></text:p>
          </table:table-cell>
          <table:covered-table-cell/>
        </table:table-row>
        <table:table-row table:style-name="Tabela17.2">
          <table:table-cell table:style-name="Tabela17.A3" office:value-type="string">
            <text:p text:style-name="P5"><text:bookmark-start text:name="__RefHeading___Toc7359_1619110139"/><text:span text:style-name="T40">Tipo:</text:span> <text:span text:style-name="T35">Não Funcional</text:span><text:bookmark-end text:name="__RefHeading___Toc7359_1619110139"/></text:p>
          </table:table-cell>
          <table:table-cell table:style-name="Tabela17.A3" office:value-type="string">
            <text:p text:style-name="P5"><text:bookmark-start text:name="__RefHeading___Toc7361_1619110139"/><text:span text:style-name="T40">Prioridade:</text:span> <text:span text:style-name="T20">Alta</text:span><text:bookmark-end text:name="__RefHeading___Toc7361_1619110139"/></text:p>
          </table:table-cell>
        </table:table-row>
        <table:table-row table:style-name="Tabela17.4">
          <table:table-cell table:style-name="Tabela17.A1" table:number-columns-spanned="2" office:value-type="string">
            <text:p text:style-name="P6"><text:bookmark-start text:name="__RefHeading___Toc7363_1619110139"/>Descrição<text:bookmark-end text:name="__RefHeading___Toc7363_1619110139"/></text:p>
          </table:table-cell>
          <table:covered-table-cell/>
        </table:table-row>
        <table:table-row table:style-name="Tabela17.5">
          <table:table-cell table:style-name="Tabela17.A5" table:number-columns-spanned="2" office:value-type="string">
            <text:p text:style-name="Text"><text:span text:style-name="T73">O sistema deve </text:span><text:span text:style-name="T74">ser desenvolvido no idioma português</text:span><text:span text:style-name="T73">.</text:span><text:span text:style-name="T76"> </text:span></text:p>
            <text:p text:style-name="Text"/>
          </table:table-cell>
          <table:covered-table-cell/>
        </table:table-row>
      </table:table>
      <text:p text:style-name="P75"/>
      <text:h text:style-name="P53" text:outline-level="2"><text:bookmark-start text:name="__RefHeading___Toc4602_857996748"/><text:soft-page-break/>RNF04 – <text:s/>LOG DE ACESSO<text:bookmark-end text:name="__RefHeading___Toc4602_857996748"/></text:h>
      <table:table table:name="Tabela27" table:style-name="Tabela27">
        <table:table-column table:style-name="Tabela27.A" table:number-columns-repeated="2"/>
        <table:table-row table:style-name="Tabela27.1">
          <table:table-cell table:style-name="Tabela27.A1" table:number-columns-spanned="2" office:value-type="string">
            <text:p text:style-name="P6"><text:bookmark-start text:name="__RefHeading___Toc7367_1619110139"/>RNF0<text:span text:style-name="T47">4</text:span><text:bookmark-end text:name="__RefHeading___Toc7367_1619110139"/></text:p>
          </table:table-cell>
          <table:covered-table-cell/>
        </table:table-row>
        <table:table-row table:style-name="Tabela27.2">
          <table:table-cell table:style-name="Tabela27.A2" table:number-columns-spanned="2" office:value-type="string">
            <text:p text:style-name="P5"><text:bookmark-start text:name="__RefHeading___Toc7369_1619110139"/><text:span text:style-name="T41">Nome</text:span>: <text:span text:style-name="T61">L</text:span><text:span text:style-name="T48">og</text:span><text:span text:style-name="T21"> de </text:span><text:span text:style-name="T25">A</text:span><text:span text:style-name="T21">cesso</text:span><text:bookmark-end text:name="__RefHeading___Toc7369_1619110139"/></text:p>
          </table:table-cell>
          <table:covered-table-cell/>
        </table:table-row>
        <table:table-row table:style-name="Tabela27.2">
          <table:table-cell table:style-name="Tabela27.A3" office:value-type="string">
            <text:p text:style-name="P5"><text:bookmark-start text:name="__RefHeading___Toc7371_1619110139"/><text:span text:style-name="T40">Tipo:</text:span> <text:span text:style-name="T35">Não Funcional</text:span><text:bookmark-end text:name="__RefHeading___Toc7371_1619110139"/></text:p>
          </table:table-cell>
          <table:table-cell table:style-name="Tabela27.A3" office:value-type="string">
            <text:p text:style-name="P5"><text:bookmark-start text:name="__RefHeading___Toc7373_1619110139"/><text:span text:style-name="T40">Prioridade:</text:span> <text:span text:style-name="T20">Alta</text:span><text:bookmark-end text:name="__RefHeading___Toc7373_1619110139"/></text:p>
          </table:table-cell>
        </table:table-row>
        <table:table-row table:style-name="Tabela27.4">
          <table:table-cell table:style-name="Tabela27.A1" table:number-columns-spanned="2" office:value-type="string">
            <text:p text:style-name="P6">Descrição</text:p>
          </table:table-cell>
          <table:covered-table-cell/>
        </table:table-row>
        <table:table-row table:style-name="Tabela27.5">
          <table:table-cell table:style-name="Tabela27.A5" table:number-columns-spanned="2" office:value-type="string">
            <text:p text:style-name="Text"><text:span text:style-name="T75">Para maior segurança, o sistema deve bloquear tentativas de acesso que apresentaram erro no </text:span><text:span text:style-name="T50">login</text:span><text:span text:style-name="T75"> por mais de 3 (três) vezes e, guardar os dados deste evento.</text:span></text:p>
            <text:p text:style-name="Text"><text:span text:style-name="T75"/></text:p>
          </table:table-cell>
          <table:covered-table-cell/>
        </table:table-row>
      </table:table>
      <text:p text:style-name="Text"/>
      <text:h text:style-name="P84" text:outline-level="1"><text:bookmark-start text:name="__RefHeading___Toc13533_2941538080"/>REGRAS DE NEGÓCIO<text:bookmark-end text:name="__RefHeading___Toc13533_2941538080"/></text:h>
      <table:table table:name="Tabela63" table:style-name="Tabela63">
        <table:table-column table:style-name="Tabela63.A"/>
        <table:table-column table:style-name="Tabela63.B"/>
        <table:table-column table:style-name="Tabela63.C"/>
        <table:table-column table:style-name="Tabela63.D"/>
        <table:table-row>
          <table:table-cell table:style-name="Tabela63.A1" office:value-type="string">
            <text:p text:style-name="P9">Código</text:p>
          </table:table-cell>
          <table:table-cell table:style-name="Tabela63.A1" office:value-type="string">
            <text:p text:style-name="P7">Descrição</text:p>
          </table:table-cell>
          <table:table-cell table:style-name="Tabela63.A1" office:value-type="string">
            <text:p text:style-name="P8">Prioridade</text:p>
          </table:table-cell>
          <table:table-cell table:style-name="Tabela63.D1" office:value-type="string">
            <text:p text:style-name="P8">Requisitos </text:p>
          </table:table-cell>
        </table:table-row>
        <table:table-row table:style-name="Tabela63.2">
          <table:table-cell table:style-name="Tabela63.A2" office:value-type="string">
            <text:p text:style-name="P21">RN10001</text:p>
          </table:table-cell>
          <table:table-cell table:style-name="Tabela63.A2" office:value-type="string">
            <text:p text:style-name="P19">O usuário <text:span text:style-name="T116">deve ser classificado </text:span>em <text:span text:style-name="T116">1(um) dos</text:span> <text:span text:style-name="T78">4</text:span>(<text:span text:style-name="T78">quatro</text:span>) <text:span text:style-name="T62">perfis de acesso definidos</text:span>: <text:span text:style-name="T53">A</text:span><text:span text:style-name="T51">dministrador</text:span>, <text:span text:style-name="T52">Usuário</text:span><text:span text:style-name="T78">, </text:span><text:span text:style-name="T52">Observador</text:span><text:span text:style-name="T78"> e </text:span><text:span text:style-name="T52">EGP</text:span>.</text:p>
          </table:table-cell>
          <table:table-cell table:style-name="Tabela63.A2" office:value-type="string">
            <text:p text:style-name="P21">Alta</text:p>
          </table:table-cell>
          <table:table-cell table:style-name="Tabela63.D2" office:value-type="string">
            <text:p text:style-name="P17"><text:a xlink:type="simple" xlink:href="#1.1.RFA00001 – MANTER USUÁRIO|outline" text:style-name="Internet_20_link" text:visited-style-name="Visited_20_Internet_20_Link"><text:span text:style-name="T107">RFA00001</text:span></text:a></text:p>
          </table:table-cell>
        </table:table-row>
        <table:table-row table:style-name="Tabela63.2">
          <table:table-cell table:style-name="Tabela63.A2" office:value-type="string">
            <text:p text:style-name="P11">RN1000<text:span text:style-name="T115">2</text:span></text:p>
          </table:table-cell>
          <table:table-cell table:style-name="Tabela63.A2" office:value-type="string">
            <text:p text:style-name="P18">O sistema deve permitir acesso as telas de cadastro apenas usuários com perfil <text:span text:style-name="T51">Administrador</text:span> ou <text:span text:style-name="T51">EGP</text:span>.</text:p>
          </table:table-cell>
          <table:table-cell table:style-name="Tabela63.A2" office:value-type="string">
            <text:p text:style-name="P20">Alta</text:p>
          </table:table-cell>
          <table:table-cell table:style-name="Tabela63.D2" office:value-type="string">
            <text:p text:style-name="P16"><text:a xlink:type="simple" xlink:href="#1.1.RFA00001 – MANTER USUÁRIO|outline" text:style-name="Internet_20_link" text:visited-style-name="Visited_20_Internet_20_Link"><text:span text:style-name="T107">RFA00001</text:span></text:a></text:p>
          </table:table-cell>
        </table:table-row>
        <table:table-row table:style-name="Tabela63.2">
          <table:table-cell table:style-name="Tabela63.A2" office:value-type="string">
            <text:p text:style-name="P11">RN1000<text:span text:style-name="T115">3</text:span></text:p>
          </table:table-cell>
          <table:table-cell table:style-name="Tabela63.A2" office:value-type="string">
            <text:p text:style-name="P10"><text:span text:style-name="T57">O e</text:span>-mail <text:span text:style-name="T114">do usuário</text:span> deve ser único e, será <text:span text:style-name="T57">utilizado em</text:span> todos <text:span text:style-name="T59">os</text:span> acessos.</text:p>
          </table:table-cell>
          <table:table-cell table:style-name="Tabela63.A2" office:value-type="string">
            <text:p text:style-name="P22">Média</text:p>
          </table:table-cell>
          <table:table-cell table:style-name="Tabela63.D2" office:value-type="string">
            <text:p text:style-name="P12"><text:a xlink:type="simple" xlink:href="#1.1.1.RFU00002 – CADASTRAR USUÁRIO|outline" text:style-name="Internet_20_link" text:visited-style-name="Visited_20_Internet_20_Link"><text:span text:style-name="T107">RFU00002</text:span></text:a>, <text:a xlink:type="simple" xlink:href="#1.1.2.RFU00003 – ALTERAR USUÁRIO|outline" text:style-name="Internet_20_link" text:visited-style-name="Visited_20_Internet_20_Link"><text:span text:style-name="T107">RFU0000</text:span></text:a><text:a xlink:type="simple" xlink:href="#1.1.2.RFU00003 – ALTERAR USUÁRIO|outline" text:style-name="Internet_20_link" text:visited-style-name="Visited_20_Internet_20_Link"><text:span text:style-name="T110">3</text:span></text:a></text:p>
          </table:table-cell>
        </table:table-row>
        <table:table-row table:style-name="Tabela63.2">
          <table:table-cell table:style-name="Tabela63.A2" office:value-type="string">
            <text:p text:style-name="P11">RN1000<text:span text:style-name="T115">4</text:span></text:p>
          </table:table-cell>
          <table:table-cell table:style-name="Tabela63.A2" office:value-type="string">
            <text:p text:style-name="P14">Todo cadastro e alteração da senha de usuário deve ser ativado via e-mail.</text:p>
          </table:table-cell>
          <table:table-cell table:style-name="Tabela63.A2" office:value-type="string">
            <text:p text:style-name="P15">Alta</text:p>
          </table:table-cell>
          <table:table-cell table:style-name="Tabela63.D2" office:value-type="string">
            <text:p text:style-name="P13"><text:a xlink:type="simple" xlink:href="#1.1.1.RFU00002 – CADASTRAR USUÁRIO|outline" text:style-name="Internet_20_link" text:visited-style-name="Visited_20_Internet_20_Link"><text:span text:style-name="T107">RFU00002</text:span></text:a>, <text:a xlink:type="simple" xlink:href="#1.1.2.RFU00003 – ALTERAR USUÁRIO|outline" text:style-name="Internet_20_link" text:visited-style-name="Visited_20_Internet_20_Link"><text:span text:style-name="T107">RFU0000</text:span></text:a><text:a xlink:type="simple" xlink:href="#1.1.2.RFU00003 – ALTERAR USUÁRIO|outline" text:style-name="Internet_20_link" text:visited-style-name="Visited_20_Internet_20_Link"><text:span text:style-name="T110">3</text:span></text:a></text:p>
          </table:table-cell>
        </table:table-row>
        <table:table-row table:style-name="Tabela63.2">
          <table:table-cell table:style-name="Tabela63.A2" office:value-type="string">
            <text:p text:style-name="P11"/>
          </table:table-cell>
          <table:table-cell table:style-name="Tabela63.A2" office:value-type="string">
            <text:p text:style-name="P14"/>
          </table:table-cell>
          <table:table-cell table:style-name="Tabela63.A2" office:value-type="string">
            <text:p text:style-name="P15"/>
          </table:table-cell>
          <table:table-cell table:style-name="Tabela63.D2" office:value-type="string">
            <text:p text:style-name="P13"/>
          </table:table-cell>
        </table:table-row>
      </table:table>
      <text:p text:style-name="P48"/>
      <text:p text:style-name="P23"/>
      <text:h text:style-name="P85" text:outline-level="1"><text:bookmark-start text:name="__RefHeading___Toc4604_857996748"/>DIAGRAMA<text:span text:style-name="T46">S</text:span> DE FUNCIONALIDADES<text:bookmark-end text:name="__RefHeading___Toc4604_857996748"/></text:h>
      <text:p text:style-name="P74">Adicionar os diagramas de caso de uso, de atividades, UML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/>
    <style:font-face style:name="Courier New" svg:font-family="'Courier New'" style:font-family-generic="modern"/>
    <style:font-face style:name="FreeSans" svg:font-family="FreeSans" style:font-family-generic="swiss"/>
    <style:font-face style:name="DejaVu Sans" svg:font-family="'DejaVu Sans', 'Times New Roman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fo:line-height="15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font-weight="bold" officeooo:rsid="0005fb63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-image-width="0cm" draw:fill-image-height="0cm"/>
      <style:paragraph-properties fo:margin-left="0cm" fo:margin-right="0cm" fo:text-align="justify" style:justify-single-word="false" fo:text-indent="-0.76cm" style:auto-text-indent="false" style:page-number="auto" style:shadow="none" fo:keep-with-next="always" style:writing-mode="lr-tb">
        <style:tab-stops/>
      </style:paragraph-properties>
      <style:text-properties fo:text-transform="uppercase" style:font-name="Arial1" fo:font-family="Arial" style:font-style-name="Negrito" style:font-family-generic="swiss" style:font-pitch="variable" fo:font-size="12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cm" fo:margin-right="0cm" fo:text-align="justify" style:justify-single-word="false" fo:text-indent="-0.76cm" style:auto-text-indent="false" fo:keep-with-next="always" style:writing-mode="lr-tb">
        <style:tab-stops/>
      </style:paragraph-properties>
      <style:text-properties fo:text-transform="uppercase" style:font-name="Arial" fo:font-family="Arial" style:font-family-generic="swiss" style:font-pitch="variable" fo:font-style="normal" fo:font-weight="normal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text-indent="7.001cm" style:auto-text-indent="false" style:page-number="auto" fo:keep-with-next="always" style:writing-mode="lr-tb">
        <style:tab-stops/>
      </style:paragraph-properties>
      <style:text-properties style:font-name="Arial2" fo:font-family="Arial" style:font-style-name="Regular" style:font-family-generic="swiss" style:font-pitch="variable" fo:font-size="12pt" fo:font-weight="normal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style="italic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indent="4.001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Courier New" fo:font-family="'Courier New'" style:font-family-generic="modern" fo:font-size="12pt" fo:font-weight="bold" style:font-size-asian="12pt" style:font-weight-asian="bold" style:font-name-complex="Courier New" style:font-family-complex="'Courier New'" style:font-family-generic-complex="modern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5.752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indent="2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2cm" fo:margin-right="0cm" fo:text-indent="3.752cm" style:auto-text-indent="false"/>
    </style:style>
    <style:style style:name="Header" style:family="paragraph" style:parent-style-name="Standard" style:class="extra">
      <style:text-properties fo:color="#000000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fo:font-size="12pt" style:font-size-asian="12pt" style:font-size-complex="12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color="#000000" fo:font-size="8pt" style:font-size-asian="8pt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exto_20_de_20_comentário" style:display-name="Texto de comentário" style:family="paragraph" style:parent-style-name="Standard"/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text-align="justify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WW-Header" style:family="paragraph" style:parent-style-name="Standard_20__28_user_29_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 style:master-page-name="">
      <style:paragraph-properties fo:line-height="100%" style:page-number="auto" style:writing-mode="lr-tb"/>
      <style:text-properties style:font-name="Arial3" fo:font-family="Arial" style:font-style-name="Itálico" style:font-family-generic="swiss" style:font-pitch="variable" fo:font-size="10pt" fo:font-style="normal" fo:font-weight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>
      <style:text-properties fo:color="#000066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3z1" style:family="text">
      <style:text-properties fo:color="#000000" fo:font-weight="normal" style:font-weight-asian="normal"/>
    </style:style>
    <style:style style:name="WW8Num3z2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weight="normal" style:font-weight-asian="normal"/>
    </style:style>
    <style:style style:name="WW8Num9z1" style:family="text">
      <style:text-properties fo:color="#000000" fo:font-weight="normal" style:font-weight-asian="normal"/>
    </style:style>
    <style:style style:name="WW8Num9z2" style:family="text"/>
    <style:style style:name="WW8Num10z0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fo:font-size="12pt" fo:font-weight="normal" style:font-size-asian="12pt" style:font-weight-asian="normal" style:font-size-complex="12pt"/>
    </style:style>
    <style:style style:name="WW8Num17z0" style:family="text">
      <style:text-properties fo:font-weight="normal" style:font-weight-asian="normal"/>
    </style:style>
    <style:style style:name="WW8Num17z1" style:family="text">
      <style:text-properties fo:color="#000000" fo:font-weight="normal" style:font-weight-asian="normal"/>
    </style:style>
    <style:style style:name="WW8Num17z2" style:family="text"/>
    <style:style style:name="WW8Num18z0" style:family="text">
      <style:text-properties fo:font-weight="normal" style:font-weight-asian="normal"/>
    </style:style>
    <style:style style:name="WW8Num18z1" style:family="text">
      <style:text-properties fo:color="#000000" fo:font-weight="normal" style:font-weight-asian="normal"/>
    </style:style>
    <style:style style:name="WW8Num18z2" style:family="text"/>
    <style:style style:name="WW8Num19z0" style:family="text">
      <style:text-properties fo:font-weight="normal" style:font-weight-asian="normal"/>
    </style:style>
    <style:style style:name="WW8Num19z1" style:family="text">
      <style:text-properties fo:color="#000000" fo:font-weight="normal" style:font-weight-asian="normal"/>
    </style:style>
    <style:style style:name="WW8Num19z2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font-weight="normal" style:font-weight-asian="normal"/>
    </style:style>
    <style:style style:name="WW8Num22z1" style:family="text">
      <style:text-properties fo:color="#000000" fo:font-weight="normal" style:font-weight-asian="normal"/>
    </style:style>
    <style:style style:name="WW8Num22z2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fo:font-weight="normal" style:font-weight-asian="normal"/>
    </style:style>
    <style:style style:name="WW8Num24z1" style:family="text">
      <style:text-properties fo:color="#000000" fo:font-weight="normal" style:font-weight-asian="normal"/>
    </style:style>
    <style:style style:name="WW8Num24z2" style:family="text"/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weight="normal" style:font-weight-asian="normal"/>
    </style:style>
    <style:style style:name="WW8Num28z1" style:family="text">
      <style:text-properties fo:color="#000000" fo:font-weight="normal" style:font-weight-asian="normal"/>
    </style:style>
    <style:style style:name="WW8Num28z2" style:family="text"/>
    <style:style style:name="WW8Num29z0" style:family="text">
      <style:text-properties style:font-name="Symbol1" fo:font-family="Symbol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30z0" style:family="text"/>
    <style:style style:name="WW8Num30z1" style:family="text">
      <style:text-properties fo:font-style="normal" fo:font-weight="normal" style:font-style-asian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32z1" style:family="text">
      <style:text-properties fo:font-weight="normal" style:font-weight-asian="normal"/>
    </style:style>
    <style:style style:name="WW8Num32z2" style:family="text"/>
    <style:style style:name="WW8Num33z0" style:family="text"/>
    <style:style style:name="Fonte_20_parág._20_padrão" style:display-name="Fonte parág. padrão" style:family="text"/>
    <style:style style:name="nfakpe" style:family="text" style:parent-style-name="Fonte_20_parág._20_padrão"/>
    <style:style style:name="Cabeçalho_20_Char" style:display-name="Cabeçalho Char" style:family="text" style:parent-style-name="Fonte_20_parág._20_padrão"/>
    <style:style style:name="Corpo_20_de_20_texto_20_3_20_Char" style:display-name="Corpo de texto 3 Char" style:family="text">
      <style:text-properties fo:font-size="8pt" style:font-size-asian="8pt" style:font-size-complex="8pt"/>
    </style:style>
    <style:style style:name="Recuo_20_de_20_corpo_20_de_20_texto_20_Char" style:display-name="Recuo de corpo de texto Char" style:family="text">
      <style:text-properties fo:color="#000000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p" style:family="text" style:parent-style-name="Fonte_20_parág._20_padrão"/>
    <style:style style:name="j-j5-ji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gi" style:family="text" style:parent-style-name="Fonte_20_parág._20_padrão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fo:color="#000000"/>
    </style:style>
    <style:style style:name="Assunto_20_do_20_comentário_20_Char" style:display-name="Assunto do comentário Char" style:family="text">
      <style:text-properties fo:color="#000000" fo:font-weight="bold" style:font-weight-asian="bold" style:font-weight-complex="bold"/>
    </style:style>
    <style:style style:name="apple-converted-space" style:family="text"/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Rodapé_20_Char" style:display-name="Rodapé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SSBookmark" style:family="text">
      <style:text-properties fo:color="#000000" style:font-name="Lucida Sans" fo:font-family="'Lucida Sans'" style:font-family-generic="roman" style:font-pitch="variable" fo:font-size="8pt" fo:background-color="#ffff80" style:font-size-asian="8pt"/>
    </style:style>
    <style:style style:name="ListLabel_20_57" style:display-name="ListLabel 57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font-size="11pt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 fo:margin-left="1.27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 fo:margin-left="1.27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6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7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8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9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0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1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2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3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4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0" style:family="table">
      <style:table-properties style:width="16.907cm" fo:margin-left="0.09cm" table:align="left" style:writing-mode="lr-tb"/>
    </style:style>
    <style:style style:name="Tabela30.A" style:family="table-column">
      <style:table-column-properties style:column-width="3.916cm"/>
    </style:style>
    <style:style style:name="Tabela30.B" style:family="table-column">
      <style:table-column-properties style:column-width="3.493cm"/>
    </style:style>
    <style:style style:name="Tabela30.C" style:family="table-column">
      <style:table-column-properties style:column-width="3.016cm"/>
    </style:style>
    <style:style style:name="Tabela30.D" style:family="table-column">
      <style:table-column-properties style:column-width="3.228cm"/>
    </style:style>
    <style:style style:name="Tabela30.E" style:family="table-column">
      <style:table-column-properties style:column-width="3.254cm"/>
    </style:style>
    <style:style style:name="Tabela30.1" style:family="table-row">
      <style:table-row-properties style:min-row-height="0.891cm" fo:keep-together="auto"/>
    </style:style>
    <style:style style:name="Tabela30.A1" style:family="table-cell">
      <style:table-cell-properties style:vertical-align="middle" fo:padding="0.097cm" fo:border-left="1pt solid #000000" fo:border-right="none" fo:border-top="1pt solid #000000" fo:border-bottom="1pt solid #000000" style:writing-mode="lr-tb"/>
    </style:style>
    <style:style style:name="Tabela30.B1" style:family="table-cell">
      <style:table-cell-properties style:vertical-align="middle" fo:padding="0.097cm" fo:border="1pt solid #000000" style:writing-mode="lr-tb"/>
    </style:style>
    <style:style style:name="Tabela30.2" style:family="table-row">
      <style:table-row-properties style:min-row-height="0.799cm" fo:keep-together="auto"/>
    </style:style>
    <style:style style:name="Tabela30.B2" style:family="table-cell">
      <style:table-cell-properties style:vertical-align="middle" fo:padding="0.097cm" fo:border-left="1pt solid #000000" fo:border-right="none" fo:border-top="none" fo:border-bottom="1pt solid #000000" style:writing-mode="lr-tb"/>
    </style:style>
    <style:style style:name="Tabela30.E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ela30.3" style:family="table-row">
      <style:table-row-properties style:min-row-height="1.011cm" fo:keep-together="auto"/>
    </style:style>
    <style:style style:name="MP1" style:family="paragraph" style:parent-style-name="Table_20_Contents" style:list-style-name="WW8Num1">
      <style:paragraph-properties style:snap-to-layout-grid="false" style:writing-mode="lr-tb"/>
      <style:text-properties style:font-name="Arial" fo:font-size="10pt" officeooo:paragraph-rsid="00ef3b96" style:font-size-asian="10pt" style:font-name-complex="Arial" style:font-size-complex="10pt"/>
    </style:style>
    <style:style style:name="MP2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5fefe27" officeooo:paragraph-rsid="05fefe27" style:font-size-asian="10pt" style:font-size-complex="10pt"/>
    </style:style>
    <style:style style:name="MP3" style:family="paragraph" style:parent-style-name="Text" style:list-style-name="WW8Num1">
      <style:paragraph-properties fo:text-align="start" style:justify-single-word="false" style:writing-mode="lr-tb"/>
      <style:text-properties style:font-name="Arial" fo:font-size="10pt" officeooo:rsid="00c4f2c9" officeooo:paragraph-rsid="00ef3b96" style:font-size-asian="10pt" style:font-size-complex="10pt"/>
    </style:style>
    <style:style style:name="MP4" style:family="paragraph" style:parent-style-name="Text" style:list-style-name="WW8Num1">
      <style:paragraph-properties fo:text-align="center" style:justify-single-word="false" style:writing-mode="lr-tb"/>
      <style:text-properties style:font-name="Arial" fo:font-size="10pt" officeooo:paragraph-rsid="00ef3b96" style:font-size-asian="10pt" style:font-size-complex="10pt"/>
    </style:style>
    <style:style style:name="MP5" style:family="paragraph" style:parent-style-name="Text" style:list-style-name="WW8Num1">
      <style:paragraph-properties fo:text-align="center" style:justify-single-word="false"/>
      <style:text-properties style:font-name="Arial" fo:font-size="10pt" fo:font-weight="bold" officeooo:rsid="00ef3b96" officeooo:paragraph-rsid="00ef3b96" style:font-size-asian="10pt" style:font-weight-asian="bold" style:font-size-complex="10pt" style:font-weight-complex="bold"/>
    </style:style>
    <style:style style:name="MT1" style:family="text">
      <style:text-properties officeooo:rsid="00ef3b96"/>
    </style:style>
    <style:style style:name="MT2" style:family="text">
      <style:text-properties officeooo:rsid="02722c81"/>
    </style:style>
    <style:style style:name="MT3" style:family="text">
      <style:text-properties officeooo:rsid="05fefe27"/>
    </style:style>
    <style:style style:name="MT4" style:family="text">
      <style:text-properties officeooo:rsid="00c4f2c9" style:font-name-asian="Arial" style:font-name-complex="Arial"/>
    </style:style>
    <style:style style:name="MT5" style:family="text">
      <style:text-properties style:font-name-asian="Arial" style:font-name-complex="Arial"/>
    </style:style>
    <style:style style:name="MT6" style:family="text">
      <style:text-properties officeooo:rsid="03cbb692"/>
    </style:style>
    <style:style style:name="MT7" style:family="text">
      <style:text-properties officeooo:rsid="01d2ff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30" table:style-name="Tabela30">
          <table:table-column table:style-name="Tabela30.A"/>
          <table:table-column table:style-name="Tabela30.B"/>
          <table:table-column table:style-name="Tabela30.C"/>
          <table:table-column table:style-name="Tabela30.D"/>
          <table:table-column table:style-name="Tabela30.E"/>
          <table:table-row table:style-name="Tabela30.1">
            <table:table-cell table:style-name="Tabela30.A1" table:number-rows-spanned="2" office:value-type="string">
              <text:list xml:id="list1012183776" text:style-name="WW8Num1">
                <text:list-item>
                  <text:h text:style-name="MP1" text:outline-level="1"/>
                </text:list-item>
              </text:list>
            </table:table-cell>
            <table:table-cell table:style-name="Tabela30.B1" table:number-columns-spanned="4" office:value-type="string">
              <text:list xml:id="list125034502686718" text:continue-numbering="true" text:style-name="WW8Num1">
                <text:list-item>
                  <text:p text:style-name="MP2">Desenvolvedora de Softwares de Gestão Empresarial - DSGE</text:p>
                </text:list-item>
              </text:list>
            </table:table-cell>
            <table:covered-table-cell/>
            <table:covered-table-cell/>
            <table:covered-table-cell/>
          </table:table-row>
          <table:table-row table:style-name="Tabela30.2">
            <table:covered-table-cell/>
            <table:table-cell table:style-name="Tabela30.B2" office:value-type="string">
              <text:list xml:id="list125033937003024" text:continue-numbering="true" text:style-name="WW8Num1">
                <text:list-item>
                  <text:p text:style-name="MP3"><text:span text:style-name="MT1">Área</text:span>: <text:span text:style-name="MT2">TI</text:span></text:p>
                </text:list-item>
              </text:list>
            </table:table-cell>
            <table:table-cell table:style-name="Tabela30.B2" office:value-type="string">
              <text:list xml:id="list125034079752773" text:continue-numbering="true" text:style-name="WW8Num1">
                <text:list-item>
                  <text:p text:style-name="MP3">Versão: <text:span text:style-name="MT2">1.0</text:span></text:p>
                </text:list-item>
              </text:list>
            </table:table-cell>
            <table:table-cell table:style-name="Tabela30.B2" office:value-type="string">
              <text:list xml:id="list125034196964591" text:continue-numbering="true" text:style-name="WW8Num1">
                <text:list-item>
                  <text:p text:style-name="MP3">Data: <text:span text:style-name="MT3">15/10/2018</text:span></text:p>
                </text:list-item>
              </text:list>
            </table:table-cell>
            <table:table-cell table:style-name="Tabela30.E2" office:value-type="string">
              <text:list xml:id="list125034095823030" text:continue-numbering="true" text:style-name="WW8Num1">
                <text:list-item>
                  <text:p text:style-name="MP4"><text:span text:style-name="MT4">Pág.</text:span><text:span text:style-name="MT5"> </text:span><text:page-number text:select-page="current">10</text:page-number></text:p>
                </text:list-item>
              </text:list>
            </table:table-cell>
          </table:table-row>
          <table:table-row table:style-name="Tabela30.3">
            <table:table-cell table:style-name="Tabela30.E2" table:number-columns-spanned="5" office:value-type="string">
              <text:list xml:id="list125034862559637" text:continue-numbering="true" text:style-name="WW8Num1">
                <text:list-item>
                  <text:p text:style-name="MP5"><text:span text:style-name="MT6">Documento de Especificação</text:span> de Requisitos –<text:span text:style-name="MT7"> FastProject</text:span></text:p>
                </text:list-item>
              </text:list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"/>
      </style:header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DADE-Centro de Ciências Sociais Aplicadas</dc:title>
    <meta:initial-creator>Intranet</meta:initial-creator>
    <meta:creation-date>2016-09-06T14:49:00</meta:creation-date>
    <dc:date>2018-10-16T12:43:43.161927157</dc:date>
    <meta:editing-cycles>1241</meta:editing-cycles>
    <meta:editing-duration>P9DT12H28M59S</meta:editing-duration>
    <meta:generator>LibreOffice/5.3.5.2$Linux_X86_64 LibreOffice_project/30m0$Build-2</meta:generator>
    <meta:print-date>2018-08-09T08:26:44.881914724</meta:print-date>
    <meta:document-statistic meta:table-count="15" meta:image-count="0" meta:object-count="0" meta:page-count="10" meta:paragraph-count="184" meta:word-count="801" meta:character-count="5204" meta:non-whitespace-character-count="4593"/>
  </office:meta>
</office:document-meta>
</file>